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tyle:font-face style:name="Helvetica" svg:font-family="Helvetica"/>
    <style:font-face style:name="Helvetica Light" svg:font-family="'Helvetica Light'"/>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3" style:family="table">
      <style:table-properties style:width="10.463cm" table:align="left" style:writing-mode="lr-tb"/>
    </style:style>
    <style:style style:name="Table3.A" style:family="table-column">
      <style:table-column-properties style:column-width="5.927cm"/>
    </style:style>
    <style:style style:name="Table3.B" style:family="table-column">
      <style:table-column-properties style:column-width="2.207cm"/>
    </style:style>
    <style:style style:name="Table3.C" style:family="table-column">
      <style:table-column-properties style:column-width="2.33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left="none" fo:border-right="none" fo:border-top="0.002cm solid #000000" fo:border-bottom="0.002cm solid #000000"/>
    </style:style>
    <style:style style:name="Table3.C1" style:family="table-cell">
      <style:table-cell-properties fo:padding="0.097cm" fo:border-left="none" fo:border-right="0.002cm solid #000000" fo:border-top="0.002cm solid #000000" fo:border-bottom="0.002cm solid #000000"/>
    </style:style>
    <style:style style:name="Table3.A2" style:family="table-cell">
      <style:table-cell-properties style:vertical-align="bottom" fo:padding="0.097cm" fo:border-left="0.002cm solid #000000" fo:border-right="none" fo:border-top="none" fo:border-bottom="0.002cm solid #000000"/>
    </style:style>
    <style:style style:name="Table3.B2" style:family="table-cell">
      <style:table-cell-properties style:vertical-align="bottom" fo:padding="0.097cm" fo:border-left="none" fo:border-right="none" fo:border-top="none" fo:border-bottom="0.002cm solid #000000"/>
    </style:style>
    <style:style style:name="Table3.C2" style:family="table-cell">
      <style:table-cell-properties style:vertical-align="bottom" fo:padding="0.097cm" fo:border-left="none" fo:border-right="0.002cm solid #000000" fo:border-top="none" fo:border-bottom="0.002cm solid #000000"/>
    </style:style>
    <style:style style:name="Results" style:family="table">
      <style:table-properties style:width="17.78cm" table:align="margins" style:writing-mode="lr-tb"/>
    </style:style>
    <style:style style:name="Results.A" style:family="table-column">
      <style:table-column-properties style:column-width="1.282cm" style:rel-column-width="4726*"/>
    </style:style>
    <style:style style:name="Results.B" style:family="table-column">
      <style:table-column-properties style:column-width="6.803cm" style:rel-column-width="25076*"/>
    </style:style>
    <style:style style:name="Results.C" style:family="table-column">
      <style:table-column-properties style:column-width="1.118cm" style:rel-column-width="4121*"/>
    </style:style>
    <style:style style:name="Results.D" style:family="table-column">
      <style:table-column-properties style:column-width="7.131cm" style:rel-column-width="26285*"/>
    </style:style>
    <style:style style:name="Results.E" style:family="table-column">
      <style:table-column-properties style:column-width="1.445cm" style:rel-column-width="5327*"/>
    </style:style>
    <style:style style:name="Results.A1" style:family="table-cell">
      <style:table-cell-properties fo:padding="0.097cm" fo:border-left="0.002cm solid #000000" fo:border-right="none" fo:border-top="0.002cm solid #000000" fo:border-bottom="0.002cm solid #000000"/>
    </style:style>
    <style:style style:name="Results.D1" style:family="table-cell">
      <style:table-cell-properties fo:padding="0.097cm" fo:border="0.002cm solid #000000"/>
    </style:style>
    <style:style style:name="Results.A2" style:family="table-cell">
      <style:table-cell-properties fo:padding="0.097cm" fo:border-left="0.002cm solid #000000" fo:border-right="none" fo:border-top="none" fo:border-bottom="0.002cm solid #000000"/>
    </style:style>
    <style:style style:name="Results.E2" style:family="table-cell">
      <style:table-cell-properties fo:padding="0.097cm" fo:border-left="0.002cm solid #000000" fo:border-right="0.002cm solid #000000" fo:border-top="none" fo:border-bottom="0.002cm solid #000000"/>
    </style:style>
    <style:style style:name="Results.A3" style:family="table-cell" style:data-style-name="N0">
      <style:table-cell-properties fo:padding="0.097cm" fo:border-left="0.002cm solid #000000" fo:border-right="none" fo:border-top="none" fo:border-bottom="0.002cm solid #000000"/>
    </style:style>
    <style:style style:name="Results.E3"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8cm" table:align="left" style:writing-mode="lr-tb"/>
    </style:style>
    <style:style style:name="Table4.A" style:family="table-column">
      <style:table-column-properties style:column-width="4.387cm"/>
    </style:style>
    <style:style style:name="Table4.B" style:family="table-column">
      <style:table-column-properties style:column-width="13.393cm"/>
    </style:style>
    <style:style style:name="Table4.A1" style:family="table-cell">
      <style:table-cell-properties fo:background-color="transparent" fo:padding="0cm" fo:border="none">
        <style:background-image/>
      </style:table-cell-properties>
    </style:style>
    <style:style style:name="Table4.A11" style:family="table-cell">
      <style:table-cell-properties fo:background-color="#ffffff" fo:padding="0cm" fo:border="none">
        <style:background-image/>
      </style:table-cell-properties>
    </style:style>
    <style:style style:name="Table5" style:family="table">
      <style:table-properties style:width="17.78cm" table:align="left" style:writing-mode="lr-tb"/>
    </style:style>
    <style:style style:name="Table5.A" style:family="table-column">
      <style:table-column-properties style:column-width="3.859cm"/>
    </style:style>
    <style:style style:name="Table5.B" style:family="table-column">
      <style:table-column-properties style:column-width="1.305cm"/>
    </style:style>
    <style:style style:name="Table5.C" style:family="table-column">
      <style:table-column-properties style:column-width="12.615cm"/>
    </style:style>
    <style:style style:name="Table5.A1" style:family="table-cell">
      <style:table-cell-properties fo:background-color="transparent" fo:padding="0cm" fo:border="none">
        <style:background-image/>
      </style:table-cell-properties>
    </style:style>
    <style:style style:name="Table6" style:family="table">
      <style:table-properties style:width="17.78cm" table:align="margins" style:writing-mode="lr-tb"/>
    </style:style>
    <style:style style:name="Table6.A" style:family="table-column">
      <style:table-column-properties style:column-width="0.847cm" style:rel-column-width="3120*"/>
    </style:style>
    <style:style style:name="Table6.B" style:family="table-column">
      <style:table-column-properties style:column-width="4.022cm" style:rel-column-width="14823*"/>
    </style:style>
    <style:style style:name="Table6.C" style:family="table-column">
      <style:table-column-properties style:column-width="6.272cm" style:rel-column-width="23119*"/>
    </style:style>
    <style:style style:name="Table6.D" style:family="table-column">
      <style:table-column-properties style:column-width="6.639cm" style:rel-column-width="2447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margins" style:writing-mode="lr-tb"/>
    </style:style>
    <style:style style:name="Table7.A" style:family="table-column">
      <style:table-column-properties style:column-width="0.847cm" style:rel-column-width="3120*"/>
    </style:style>
    <style:style style:name="Table7.B" style:family="table-column">
      <style:table-column-properties style:column-width="4.041cm" style:rel-column-width="14894*"/>
    </style:style>
    <style:style style:name="Table7.C" style:family="table-column">
      <style:table-column-properties style:column-width="6.253cm" style:rel-column-width="23047*"/>
    </style:style>
    <style:style style:name="Table7.D" style:family="table-column">
      <style:table-column-properties style:column-width="6.639cm" style:rel-column-width="24474*"/>
    </style:style>
    <style:style style:name="Table7.A1" style:family="table-cell" style:data-style-name="N0">
      <style:table-cell-properties fo:padding="0.097cm" fo:border-left="0.002cm solid #000000" fo:border-right="none" fo:border-top="0.002cm solid #000000" fo:border-bottom="0.002cm solid #000000"/>
    </style:style>
    <style:style style:name="Table7.B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CellBody">
      <style:paragraph-properties style:snap-to-layout-grid="false"/>
      <style:text-properties fo:language="en" fo:country="US" style:language-complex="ar" style:country-complex="SA"/>
    </style:style>
    <style:style style:name="P5"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6" style:family="paragraph" style:parent-style-name="Document_20_Title">
      <style:text-properties fo:language="en" fo:country="US" style:language-complex="ar" style:country-complex="SA"/>
    </style:style>
    <style:style style:name="P7" style:family="paragraph" style:parent-style-name="Standard">
      <style:text-properties style:font-name="Arial" fo:font-size="9pt" fo:language="en" fo:country="US" style:font-size-asian="9pt" style:font-size-complex="9pt" style:language-complex="ar" style:country-complex="SA"/>
    </style:style>
    <style:style style:name="P8" style:family="paragraph" style:parent-style-name="Standard">
      <style:text-properties style:font-name="Arial" fo:language="en" fo:country="US" style:language-complex="ar" style:country-complex="SA"/>
    </style:style>
    <style:style style:name="P9" style:family="paragraph" style:parent-style-name="Standard">
      <style:text-properties fo:language="en" fo:country="US" style:language-complex="ar" style:country-complex="SA"/>
    </style:style>
    <style:style style:name="P10" style:family="paragraph" style:parent-style-name="Standard">
      <style:text-properties fo:color="#ff0000" fo:language="en" fo:country="US" fo:font-style="italic" fo:font-weight="bold" style:font-style-asian="italic" style:font-weight-asian="bold"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fo:font-weight="bold" style:font-weight-asian="bold" style:font-weight-complex="bold"/>
    </style:style>
    <style:style style:name="P14" style:family="paragraph" style:parent-style-name="Body">
      <style:paragraph-properties fo:text-align="center" style:justify-single-word="false"/>
    </style:style>
    <style:style style:name="P15" style:family="paragraph" style:parent-style-name="Body">
      <style:paragraph-properties fo:margin-left="0cm" fo:margin-right="0cm" fo:margin-top="0cm" fo:margin-bottom="0cm" fo:text-indent="0cm" style:auto-text-indent="false" fo:padding="0cm" fo:border="none"/>
      <style:text-properties fo:font-variant="normal" fo:text-transform="none" fo:color="#000000" style:font-name="Helvetica Light" fo:font-size="10.4499998092651pt" fo:language="en" fo:country="US" fo:font-style="normal" fo:font-weight="normal" style:language-complex="ar" style:country-complex="SA"/>
    </style:style>
    <style:style style:name="P16" style:family="paragraph" style:parent-style-name="Table_20_Contents">
      <style:paragraph-properties fo:margin-left="0cm" fo:margin-right="0cm" fo:margin-top="0cm" fo:margin-bottom="0cm" fo:text-indent="0cm" style:auto-text-indent="false" fo:padding="0cm" fo:border="none"/>
    </style:style>
    <style:style style:name="P17" style:family="paragraph" style:parent-style-name="Table_20_Contents">
      <style:paragraph-properties fo:margin-left="0cm" fo:margin-right="0cm" fo:margin-top="0cm" fo:margin-bottom="0cm" fo:text-indent="0cm" style:auto-text-indent="false" fo:padding="0cm" fo:border="none"/>
      <style:text-properties fo:font-variant="normal" fo:text-transform="none" fo:color="#000000" style:font-name="Helvetica Light" fo:font-size="10.4499998092651pt" fo:font-style="normal" fo:font-weight="normal"/>
    </style:style>
    <style:style style:name="P18" style:family="paragraph" style:parent-style-name="Table_20_Contents">
      <style:paragraph-properties fo:margin-left="0cm" fo:margin-right="0cm" fo:margin-top="0cm" fo:margin-bottom="0cm" fo:text-indent="0cm" style:auto-text-indent="false" fo:padding="0cm" fo:border="none"/>
      <style:text-properties fo:font-variant="normal" fo:text-transform="none" fo:color="#000000" style:font-name="Helvetica Light" fo:font-size="10.4499998092651pt" fo:font-style="normal" fo:font-weight="normal" fo:background-color="#ffff00"/>
    </style:style>
    <style:style style:name="P19" style:family="paragraph" style:parent-style-name="Table_20_Contents">
      <style:paragraph-properties fo:margin-left="0cm" fo:margin-right="0cm" fo:margin-top="0cm" fo:margin-bottom="0cm" fo:text-indent="0cm" style:auto-text-indent="false"/>
    </style:style>
    <style:style style:name="P20" style:family="paragraph" style:parent-style-name="Table_20_Contents">
      <style:paragraph-properties fo:margin-left="0cm" fo:margin-right="0cm" fo:margin-top="0cm" fo:margin-bottom="0cm" fo:text-indent="0cm" style:auto-text-indent="false"/>
      <style:text-properties fo:background-color="#ffff00"/>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3" style:family="paragraph" style:parent-style-name="Abstract">
      <style:text-properties fo:font-size="16pt" fo:language="en" fo:country="US" fo:font-weight="bold" style:font-size-asian="16pt" style:font-weight-asian="bold" style:language-complex="ar" style:country-complex="SA"/>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paragraph-properties fo:margin-left="0.831cm" fo:margin-right="0cm" fo:margin-top="0cm" fo:margin-bottom="0.277cm" fo:text-indent="-0.831cm" style:auto-text-indent="false" fo:padding="0cm" fo:border="none"/>
      <style:text-properties fo:font-variant="normal" fo:text-transform="none" fo:color="#002846" style:font-name="Arial1" fo:font-size="10.4499998092651pt" fo:font-style="normal" fo:font-weight="normal"/>
    </style:style>
    <style:style style:name="P29" style:family="paragraph" style:parent-style-name="Table_20_Heading">
      <style:paragraph-properties fo:text-align="start" style:justify-single-word="false"/>
    </style:style>
    <style:style style:name="P30" style:family="paragraph" style:parent-style-name="Heading_20_2">
      <style:text-properties fo:language="en" fo:country="US" style:language-complex="ar" style:country-complex="SA"/>
    </style:style>
    <style:style style:name="P31" style:family="paragraph" style:parent-style-name="Body" style:list-style-name="L1">
      <style:text-properties fo:language="en" fo:country="US" style:language-complex="ar" style:country-complex="SA"/>
    </style:style>
    <style:style style:name="P32" style:family="paragraph" style:parent-style-name="Body" style:list-style-name="L3">
      <style:text-properties fo:language="en" fo:country="US" style:language-complex="ar" style:country-complex="SA"/>
    </style:style>
    <style:style style:name="P33" style:family="paragraph" style:parent-style-name="Body" style:list-style-name="L4">
      <style:paragraph-properties fo:text-align="start" style:justify-single-word="false"/>
      <style:text-properties fo:language="en" fo:country="US" style:language-complex="ar" style:country-complex="SA"/>
    </style:style>
    <style:style style:name="P34" style:family="paragraph" style:parent-style-name="Body" style:list-style-name="L3">
      <style:paragraph-properties fo:text-align="start" style:justify-single-word="false"/>
      <style:text-properties fo:language="en" fo:country="US" style:language-complex="ar" style:country-complex="SA"/>
    </style:style>
    <style:style style:name="P35" style:family="paragraph" style:parent-style-name="Body" style:list-style-name="L15">
      <style:paragraph-properties fo:text-align="start" style:justify-single-word="false"/>
      <style:text-properties fo:language="en" fo:country="US" style:language-complex="ar" style:country-complex="SA"/>
    </style:style>
    <style:style style:name="P36" style:family="paragraph" style:parent-style-name="Body" style:list-style-name="L23">
      <style:paragraph-properties fo:text-align="start" style:justify-single-word="false"/>
      <style:text-properties fo:language="en" fo:country="US" style:language-complex="ar" style:country-complex="SA"/>
    </style:style>
    <style:style style:name="P37" style:family="paragraph" style:parent-style-name="Body" style:list-style-name="L5">
      <style:text-properties fo:language="en" fo:country="US" style:language-complex="ar" style:country-complex="SA"/>
    </style:style>
    <style:style style:name="P38" style:family="paragraph" style:parent-style-name="Body" style:list-style-name="L6">
      <style:text-properties fo:language="en" fo:country="US" style:language-complex="ar" style:country-complex="SA"/>
    </style:style>
    <style:style style:name="P39" style:family="paragraph" style:parent-style-name="Body" style:list-style-name="L7">
      <style:text-properties fo:language="en" fo:country="US" style:language-complex="ar" style:country-complex="SA"/>
    </style:style>
    <style:style style:name="P40" style:family="paragraph" style:parent-style-name="Body" style:list-style-name="L8">
      <style:text-properties fo:language="en" fo:country="US" style:language-complex="ar" style:country-complex="SA"/>
    </style:style>
    <style:style style:name="P41" style:family="paragraph" style:parent-style-name="Body" style:list-style-name="L9">
      <style:text-properties fo:language="en" fo:country="US" style:language-complex="ar" style:country-complex="SA"/>
    </style:style>
    <style:style style:name="P42" style:family="paragraph" style:parent-style-name="Body" style:list-style-name="L10">
      <style:text-properties fo:language="en" fo:country="US" style:language-complex="ar" style:country-complex="SA"/>
    </style:style>
    <style:style style:name="P43" style:family="paragraph" style:parent-style-name="Body" style:list-style-name="L11">
      <style:text-properties fo:language="en" fo:country="US" style:language-complex="ar" style:country-complex="SA"/>
    </style:style>
    <style:style style:name="P44" style:family="paragraph" style:parent-style-name="Body" style:list-style-name="L12">
      <style:text-properties fo:language="en" fo:country="US" style:language-complex="ar" style:country-complex="SA"/>
    </style:style>
    <style:style style:name="P45" style:family="paragraph" style:parent-style-name="Body" style:list-style-name="L13">
      <style:text-properties fo:language="en" fo:country="US" style:language-complex="ar" style:country-complex="SA"/>
    </style:style>
    <style:style style:name="P46" style:family="paragraph" style:parent-style-name="Body" style:list-style-name="L14">
      <style:text-properties fo:language="en" fo:country="US" style:language-complex="ar" style:country-complex="SA"/>
    </style:style>
    <style:style style:name="P47" style:family="paragraph" style:parent-style-name="Body" style:list-style-name="L15">
      <style:text-properties fo:language="en" fo:country="US" style:language-complex="ar" style:country-complex="SA"/>
    </style:style>
    <style:style style:name="P48" style:family="paragraph" style:parent-style-name="Body" style:list-style-name="L16">
      <style:text-properties fo:language="en" fo:country="US" style:language-complex="ar" style:country-complex="SA"/>
    </style:style>
    <style:style style:name="P49" style:family="paragraph" style:parent-style-name="Body" style:list-style-name="L17">
      <style:text-properties fo:language="en" fo:country="US" style:language-complex="ar" style:country-complex="SA"/>
    </style:style>
    <style:style style:name="P50" style:family="paragraph" style:parent-style-name="Body" style:list-style-name="L18">
      <style:text-properties fo:language="en" fo:country="US" style:language-complex="ar" style:country-complex="SA"/>
    </style:style>
    <style:style style:name="P51" style:family="paragraph" style:parent-style-name="Body" style:list-style-name="L19">
      <style:text-properties fo:language="en" fo:country="US" style:language-complex="ar" style:country-complex="SA"/>
    </style:style>
    <style:style style:name="P52" style:family="paragraph" style:parent-style-name="Body" style:list-style-name="L20">
      <style:text-properties fo:language="en" fo:country="US" style:language-complex="ar" style:country-complex="SA"/>
    </style:style>
    <style:style style:name="P53" style:family="paragraph" style:parent-style-name="Body" style:list-style-name="L21">
      <style:text-properties fo:language="en" fo:country="US" style:language-complex="ar" style:country-complex="SA"/>
    </style:style>
    <style:style style:name="P54" style:family="paragraph" style:parent-style-name="Body" style:list-style-name="L22">
      <style:text-properties fo:language="en" fo:country="US" style:language-complex="ar" style:country-complex="SA"/>
    </style:style>
    <style:style style:name="P55" style:family="paragraph" style:parent-style-name="Body" style:list-style-name="L2"/>
    <style:style style:name="P56" style:family="paragraph" style:parent-style-name="Body" style:list-style-name="L19"/>
    <style:style style:name="P57"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58" style:family="paragraph" style:parent-style-name="Definition_20_Term">
      <style:text-properties fo:language="en" fo:country="US" style:language-complex="ar" style:country-complex="SA"/>
    </style:style>
    <style:style style:name="P59" style:family="paragraph" style:parent-style-name="Table_20_Contents">
      <style:paragraph-properties fo:margin-left="0cm" fo:margin-right="0cm" fo:margin-top="0cm" fo:margin-bottom="0cm" fo:text-indent="0cm" style:auto-text-indent="false" fo:padding="0cm" fo:border="none"/>
      <style:text-properties fo:font-variant="normal" fo:text-transform="none" fo:color="#000000" style:font-name="Helvetica Light" fo:font-size="10.4499998092651pt" fo:font-style="normal" fo:font-weight="normal" fo:background-color="#ffff00"/>
    </style:style>
    <style:style style:name="P60" style:family="paragraph" style:parent-style-name="Heading_20_1">
      <style:text-properties fo:language="en" fo:country="US" style:language-complex="ar" style:country-complex="SA"/>
    </style:style>
    <style:style style:name="P61" style:family="paragraph" style:parent-style-name="Heading_20_1">
      <style:paragraph-properties fo:break-before="page"/>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fo:language="en" fo:country="US" fo:font-style="italic" style:font-style-asian="italic" style:language-complex="ar" style:country-complex="SA" style:font-style-complex="italic"/>
    </style:style>
    <style:style style:name="T4" style:family="text">
      <style:text-properties style:font-name="Courier New"/>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use-window-font-color="true" fo:language="en" fo:country="US" style:language-complex="ar" style:country-complex="SA"/>
    </style:style>
    <style:style style:name="T9" style:family="text">
      <style:text-properties fo:background-color="#ffff00"/>
    </style:style>
    <style:style style:name="T10" style:family="text">
      <style:text-properties fo:font-variant="normal" fo:text-transform="none" fo:color="#000000" style:font-name="Helvetica Light" fo:font-size="10.4499998092651pt" fo:font-style="normal" fo:font-weight="normal"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2" draw:name="graphics1" text:anchor-type="paragraph" svg:width="17.78cm" svg:height="7.893cm" draw:z-index="0"><draw:image xlink:href="Pictures/1000020100000427000001D8328612BC.png" xlink:type="simple" xlink:show="embed" xlink:actuate="onLoad"/></draw:frame></text:p>
      <text:p text:style-name="P6"><text:user-defined style:data-style-name="N0" text:name="RFP Title">RFP 174 Initial IoT Requirements</text:user-defined></text:p>
      <text:p text:style-name="P6"><text:span text:style-name="T1">Draft<text:line-break/><text:line-break/></text:span><text:span text:style-name="T1"><text:page-count style:num-format="1">27</text:page-count></text:span><text:span text:style-name="T1"> Pages</text:span></text:p>
      <text:p text:style-name="P23">Abstract</text:p>
      <text:p text:style-name="P14"><text:s/>This RFP documents the result of the two OSGi IoT Requirement workshops held in Berlin and San José. It reports about the two events and presents the process and results. It then lists the current situation in the OSGi with respect to IoT in the Application Domain section. After this, the problem areas identified during the workshops are defined and lightly analyzed with respect to OSGi.</text:p>
      <text:h text:style-name="P61" text:outline-level="1" text:restart-numbering="true" text:start-value="-1">Document Information</text:h>
      <text:h text:style-name="P30" text:outline-level="2">License</text:h>
      <text:p text:style-name="P12">DISTRIBUTION AND FEEDBACK LICENSE, Version 2.0</text:p>
      <text:p text:style-name="P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
      <text:p text:style-name="P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
      <text:p text:style-name="P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NEITHER THE OSGi ALLIANCE NOR ANY THIRD PARTY WILL BE LIABLE FOR ANY DIRECT, INDIRECT, SPECIAL, INCIDENTAL OR CONSEQUENTIAL DAMAGES ARISING OUT OF OR RELATING TO ANY USE OR DISTRIBUTION OF THE DISTRIBUTION. </text:p>
      <text:p text:style-name="P7"/>
      <text:p text:style-name="P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
      <text:p text:style-name="P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
      <text:p text:style-name="P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
      <text:p text:style-name="P8">I HEREBY ACKNOWLEDGE AND AGREE TO THE TERMS AND CONDITIONS DELINEATED ABOVE.</text:p>
      <text:h text:style-name="P30"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0" text:outline-level="2">Feedback</text:h>
      <text:p text:style-name="Body"><text:span text:style-name="T2">This document can be downloaded from the OSGi Alliance design repository at </text:span><text:a xlink:type="simple" xlink:href="https://github.com/osgi/design" text:style-name="Internet_20_link" text:visited-style-name="Visited_20_Internet_20_Link"><text:span text:style-name="T2">https://github.com/osgi/design</text:span></text:a><text:span text:style-name="T2"> The public can provide feedback about this document by opening a bug at https://www.osgi.org/bugzilla/.</text:span></text:p>
      <text:h text:style-name="P3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2">0.1 License<text:tab/>2</text:p>
          <text:p text:style-name="P22">0.2 Trademarks<text:tab/>3</text:p>
          <text:p text:style-name="P22">0.3 Feedback<text:tab/>3</text:p>
          <text:p text:style-name="P22">0.4 Table of Contents<text:tab/>3</text:p>
          <text:p text:style-name="P22">0.5 Terminology and Document Conventions<text:tab/>4</text:p>
          <text:p text:style-name="P22">0.6 Revision History<text:tab/>4</text:p>
          <text:p text:style-name="P21">1 Introduction<text:tab/>5</text:p>
          <text:p text:style-name="P22">1.1 Workshops<text:tab/>5</text:p>
          <text:p text:style-name="P22">1.2 Purpose<text:tab/>7</text:p>
          <text:p text:style-name="P22">1.3 Preparations<text:tab/>7</text:p>
          <text:p text:style-name="P22">1.4 Schedule<text:tab/>7</text:p>
          <text:p text:style-name="P22">1.5 Votes<text:tab/>8</text:p>
          <text:p text:style-name="P21">2 Application Domain<text:tab/>8</text:p>
          <text:p text:style-name="P22">2.1 Scope<text:tab/>8</text:p>
          <text:p text:style-name="P22">2.2 Goal<text:tab/>9</text:p>
          <text:p text:style-name="P22">2.3 Applicability<text:tab/>9</text:p>
          <text:p text:style-name="P22">2.4 Related Organizations<text:tab/>9</text:p>
          <text:p text:style-name="P22">2.5 Related Protocols / Projects<text:tab/>10</text:p>
          <text:p text:style-name="P22">2.6 OSGi Specifications<text:tab/>11</text:p>
          <text:p text:style-name="P22"><text:soft-page-break/>2.7 RFPs in the Pipeline<text:tab/>14</text:p>
          <text:p text:style-name="P22">2.8 Terminology + Abbreviations<text:tab/>15</text:p>
          <text:p text:style-name="P21">3 Problems<text:tab/>16</text:p>
          <text:p text:style-name="P22">3.1 Device Abstractions<text:tab/>16</text:p>
          <text:p text:style-name="P22">3.2 Device Drivers<text:tab/>16</text:p>
          <text:p text:style-name="P22">3.3 Messaging<text:tab/>16</text:p>
          <text:p text:style-name="P22">3.4 Orchestration<text:tab/>17</text:p>
          <text:p text:style-name="P22">3.5 Resource Management<text:tab/>17</text:p>
          <text:p text:style-name="P22">3.6 Power Management<text:tab/>18</text:p>
          <text:p text:style-name="P22">3.7 Real Time<text:tab/>18</text:p>
          <text:p text:style-name="P22">3.8 Remote Management<text:tab/>18</text:p>
          <text:p text:style-name="P22">3.9 Data/Eventing Management<text:tab/>19</text:p>
          <text:p text:style-name="P22">3.10 Identity Management<text:tab/>20</text:p>
          <text:p text:style-name="P22">3.11 Network Connectivity <text:tab/>20</text:p>
          <text:p text:style-name="P22">3.12 Cloud<text:tab/>21</text:p>
          <text:p text:style-name="P22">3.13 Education &amp; Tooling<text:tab/>21</text:p>
          <text:p text:style-name="P22">3.14 Security Management<text:tab/>22</text:p>
          <text:p text:style-name="P22">3.15 Trusted Computing Platform<text:tab/>23</text:p>
          <text:p text:style-name="P22">3.16 Contextual Information<text:tab/>23</text:p>
          <text:p text:style-name="P22">3.17 Adaptive Deployment<text:tab/>24</text:p>
          <text:p text:style-name="P22">3.18 Universal OSGi<text:tab/>24</text:p>
          <text:p text:style-name="P22">3.19 Non Functional<text:tab/>25</text:p>
          <text:p text:style-name="P21">4 Document Support<text:tab/>26</text:p>
          <text:p text:style-name="P22">4.1 References<text:tab/>26</text:p>
          <text:p text:style-name="P22">4.2 Author’s Address<text:tab/>26</text:p>
          <text:p text:style-name="P22">4.3 End of Document<text:tab/>26</text:p>
        </text:index-body>
      </text:table-of-content>
      <text:p text:style-name="P11"/>
      <text:h text:style-name="P30" text:outline-level="2">Terminology and Document Conventions</text:h>
      <text:p text:style-name="P11"><text:span text:style-name="T4">Source code is shown in this typeface</text:span>.</text:p>
      <text:h text:style-name="P30"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4">Initial</text:p>
          </table:table-cell>
          <table:table-cell table:style-name="Table1.A1" office:value-type="string">
            <text:p text:style-name="P5">2015 JUN 13</text:p>
          </table:table-cell>
          <table:table-cell table:style-name="Table1.C1" office:value-type="string">
            <text:p text:style-name="P5">Peter Kriens</text:p>
          </table:table-cell>
        </table:table-row>
      </table:table>
      <text:p text:style-name="P11"/>
      <text:h text:style-name="P60" text:outline-level="1"><text:soft-page-break/>Introduction</text:h>
      <text:h text:style-name="Heading_20_2" text:outline-level="2">Workshops</text:h>
      <text:p text:style-name="P11">This RFP originated from 2 workshops in May and June 2015 that were organized by the OSGi Alliance. The purpose of the workshops was to gather requirements in the IoT space. The first workshop was held in Berlin May 21 and the second workshop was held in San José June 4. The workshops were attended by the following companies:</text:p>
      <table:table table:name="Table3" table:style-name="Table3">
        <table:table-column table:style-name="Table3.A"/>
        <table:table-column table:style-name="Table3.B"/>
        <table:table-column table:style-name="Table3.C"/>
        <table:table-row>
          <table:table-cell table:style-name="Table3.A1" office:value-type="string">
            <text:p text:style-name="P13">Company</text:p>
          </table:table-cell>
          <table:table-cell table:style-name="Table3.B1" office:value-type="string">
            <text:p text:style-name="P13">Berlin</text:p>
          </table:table-cell>
          <table:table-cell table:style-name="Table3.C1" office:value-type="string">
            <text:p text:style-name="P13">San José</text:p>
          </table:table-cell>
        </table:table-row>
        <table:table-row>
          <table:table-cell table:style-name="Table3.A2" office:value-type="string">
            <text:p text:style-name="P11">Accenture</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1">ADB</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Adobe</text:p>
          </table:table-cell>
          <table:table-cell table:style-name="Table3.B2" office:value-type="string">
            <text:p text:style-name="Body"/>
          </table:table-cell>
          <table:table-cell table:style-name="Table3.C2" office:value-type="string">
            <text:p text:style-name="Body">x (host)</text:p>
          </table:table-cell>
        </table:table-row>
        <table:table-row>
          <table:table-cell table:style-name="Table3.A2" office:value-type="string">
            <text:p text:style-name="P11">Atomiton</text:p>
          </table:table-cell>
          <table:table-cell table:style-name="Table3.B2" office:value-type="string">
            <text:p text:style-name="Body"/>
          </table:table-cell>
          <table:table-cell table:style-name="Table3.C2" office:value-type="string">
            <text:p text:style-name="Body"/>
          </table:table-cell>
        </table:table-row>
        <table:table-row>
          <table:table-cell table:style-name="Table3.A2" office:value-type="string">
            <text:p text:style-name="P11">App Adaptiv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bitreactiv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Bosch</text:p>
          </table:table-cell>
          <table:table-cell table:style-name="Table3.B2" office:value-type="string">
            <text:p text:style-name="Body">x</text:p>
          </table:table-cell>
          <table:table-cell table:style-name="Table3.C2" office:value-type="string">
            <text:p text:style-name="Body">x</text:p>
          </table:table-cell>
        </table:table-row>
        <table:table-row>
          <table:table-cell table:style-name="Table3.A2" office:value-type="string">
            <text:p text:style-name="P11">CEAtech</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Deutsche Telekom</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Eurotech</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Greencom Networks</text:p>
          </table:table-cell>
          <table:table-cell table:style-name="Table3.B2" office:value-type="string">
            <text:p text:style-name="Body"/>
          </table:table-cell>
          <table:table-cell table:style-name="Table3.C2" office:value-type="string">
            <text:p text:style-name="Body"/>
          </table:table-cell>
        </table:table-row>
        <table:table-row>
          <table:table-cell table:style-name="Table3.A2" office:value-type="string">
            <text:p text:style-name="P11">Gemalto</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General Electric</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Hitachi</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1">Huawei</text:p>
          </table:table-cell>
          <table:table-cell table:style-name="Table3.B2" office:value-type="string">
            <text:p text:style-name="Body">x</text:p>
          </table:table-cell>
          <table:table-cell table:style-name="Table3.C2" office:value-type="string">
            <text:p text:style-name="Body"/>
          </table:table-cell>
        </table:table-row>
        <text:soft-page-break/>
        <table:table-row>
          <table:table-cell table:style-name="Table3.A2" office:value-type="string">
            <text:p text:style-name="P11">IBM</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1">iMinds</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Intel</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Keti</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1">Makewav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Materna</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Myriad</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NEC</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1">NTT</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NXP</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Oracle</text:p>
          </table:table-cell>
          <table:table-cell table:style-name="Table3.B2" office:value-type="string">
            <text:p text:style-name="Body">x (host)</text:p>
          </table:table-cell>
          <table:table-cell table:style-name="Table3.C2" office:value-type="string">
            <text:p text:style-name="Body">x</text:p>
          </table:table-cell>
        </table:table-row>
        <table:table-row>
          <table:table-cell table:style-name="Table3.A2" office:value-type="string">
            <text:p text:style-name="P11">Orang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Paremus</text:p>
          </table:table-cell>
          <table:table-cell table:style-name="Table3.B2" office:value-type="string">
            <text:p text:style-name="Body">x</text:p>
          </table:table-cell>
          <table:table-cell table:style-name="Table3.C2" office:value-type="string">
            <text:p text:style-name="Body">x</text:p>
          </table:table-cell>
        </table:table-row>
        <table:table-row>
          <table:table-cell table:style-name="Table3.A2" office:value-type="string">
            <text:p text:style-name="P11">ProSyst</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SAP</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Siemens</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Sumitimomo</text:p>
          </table:table-cell>
          <table:table-cell table:style-name="Table3.B2" office:value-type="string">
            <text:p text:style-name="Body"/>
          </table:table-cell>
          <table:table-cell table:style-name="Table3.C2" office:value-type="string">
            <text:p text:style-name="Body"/>
          </table:table-cell>
        </table:table-row>
        <table:table-row>
          <table:table-cell table:style-name="Table3.A2" office:value-type="string">
            <text:p text:style-name="P11">Software AG</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1">Telecom Italia</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1">Telefonica</text:p>
          </table:table-cell>
          <table:table-cell table:style-name="Table3.B2" office:value-type="string">
            <text:p text:style-name="Body">x</text:p>
          </table:table-cell>
          <table:table-cell table:style-name="Table3.C2" office:value-type="string">
            <text:p text:style-name="Body"/>
          </table:table-cell>
        </table:table-row>
      </table:table>
      <text:h text:style-name="Heading_20_2" text:outline-level="2"><text:soft-page-break/>Purpose</text:h>
      <text:p text:style-name="P11">The purpose of the workshops was to define a number of topics that have sufficient interest in the industry to enable an IoT Expert Group. This IoT Expert group can then take up the work to define specifications for the identified topics. Since the attendants convened around this subject for the first time the workshops cannot not be expected to deliver a crisp list of well <text:span text:style-name="T9">defined</text:span> topics; for this <text:span text:style-name="T9">work </text:span>substantially more time is needed to properly define the topics accurately and get more input from other players in the related markets. However, the workshops did result in a good list of shared interests.</text:p>
      <text:h text:style-name="Heading_20_2" text:outline-level="2">Preparations</text:h>
      <text:p text:style-name="P11">To create a first cut at the list of topics, all participants had the opportunity to submit a short 2 slide presentation to make it clear what problems they regarded as most important in the IoT/OSGi space and what requirements they have on potential solutions. A total of 26 presentations were submitted of which 16 <text:span text:style-name="T9">from Berlin participants and 8 from participants of the San José workshop</text:span>. These presentations were analyzed by the moderators and turned into a list of problems and requirements <text:span text:style-name="T9">as a discussion base for the workshops</text:span>.</text:p>
      <text:h text:style-name="Heading_20_2" text:outline-level="2">Schedule</text:h>
      <text:p text:style-name="P11">Both days had roughly the same schedule</text:p>
      <text:list xml:id="list594305990905805258" text:style-name="L1">
        <text:list-item>
          <text:p text:style-name="P31"><text:span text:style-name="T6">Welcome</text:span> – Thank you to Oracle/Adobe for hosting.</text:p>
        </text:list-item>
        <text:list-item>
          <text:p text:style-name="P31"><text:span text:style-name="T6">Scoping of IoT and OSGi intersection and Goal setting</text:span> – Defining what is meant with IoT and what it means in relation to OSGi. This in general defined that scope as developing Java API for IoT applications both in the cloud as well as on the edge devices.</text:p>
        </text:list-item>
        <text:list-item>
          <text:p text:style-name="P31"><text:span text:style-name="T6">Introduction of all participants</text:span> – Every member got a few minutes (some took more) to present who they are and what they want out of the workshop. This presentation was different between the Berlin and San Jose workshop. In Berlin, this session took most of the morning and included the discussion of many of the topics. In San Jose the introduction was shorter because there were fewer people and the topic definitions occurred during a moderated session.</text:p>
        </text:list-item>
        <text:list-item>
          <text:p text:style-name="P31"><text:span text:style-name="T6">OSGi Applicability</text:span> – The moderators presented a short overview why OSGi is relevant to the IoT space and what the benefits are in general of using OSGi in the backend and <text:span text:style-name="T9">on </text:span>the edge devices. It was also made clear that OSGi tends to collaborate with other standard organizations <text:span text:style-name="T9">and open source communities</text:span>, which is usually straightforward because <text:s/>few organizations define Java APIs like OSGi does, <text:span text:style-name="T9">having the only legal authority to define Java specifications outside of the JCP</text:span>.</text:p>
        </text:list-item>
        <text:list-item>
          <text:p text:style-name="P31"><text:span text:style-name="T6">Problems/Requirements session</text:span> – In this session the moderator<text:span text:style-name="T9">s</text:span> went through the raised topics and requirements on potential solutions. These issues were extensively discussed in the group<text:span text:style-name="T9">s</text:span>.</text:p>
        </text:list-item>
        <text:list-item>
          <text:p text:style-name="P31"><text:span text:style-name="T6">Post it notes session</text:span> – To define the topics more in detail, the group was asked to do a Post-It session. In this post-it session, the participants gathered around a number of whiteboards/walls/flip-charts and added/moved post-it notes with topics, requirements and associations to group and augment the topics. Being physical, post-it notes tend to create more interesting discussion about how things are related then more fixed techniques.</text:p>
        </text:list-item>
        <text:list-item>
          <text:p text:style-name="P31"><text:span text:style-name="T6">Discussion of topics</text:span> – The moderator<text:span text:style-name="T9">s</text:span> collected the topics and requirements from the board and placed them in a spreadsheet. These were then discussed in the group separately in an attempt to better define them. Though significant time was spent discussing the topics, it is inevitable that this is not sufficient to flesh out a proper definition of each topic. </text:p>
        </text:list-item>
        <text:list-item>
          <text:p text:style-name="P31"><text:soft-page-break/><text:span text:style-name="T6">Selection of topics</text:span> – After the topics were better defined and listed, <text:s/>the group took an informal vote to rank the topics. The attendants were asked to only vote when they would in principle be willing to participate in an Expert Group that would create a specification around that topic, or at least had a strong business interest in that topic. This to not distort the ranking with votes by people that only thought it an interesting topic but had no stake in it. The number of participants indicates that not too much weight must be associated with the ranking.</text:p>
        </text:list-item>
        <text:list-item>
          <text:p text:style-name="P31"><text:span text:style-name="T6">Next steps</text:span> – It was proposed to document the results of the workshops in an RFP, of which this document is the result. A discussion mailing list was started and all participants were automatically subscribed to this list. The submitted presentations and the presentations + notes of the two workshops <text:span text:style-name="T9">were</text:span> made available over this list. The OSGi Alliance already has commenced the work to start a new IoT Expert Group. To participate in the requirements discussion no membership is required, to participate in the IoT Expert Group <text:span text:style-name="T9">membership</text:span> is a precondition. The participants were therefore asked to join if not already a member.</text:p>
        </text:list-item>
      </text:list>
      <text:h text:style-name="Heading_20_2" text:outline-level="2">Votes</text:h>
      <text:p text:style-name="P11">For the record these are the results of the votes during the workshop:</text:p>
      <text:p text:style-name="P9"/>
      <table:table table:name="Results" table:style-name="Results">
        <table:table-column table:style-name="Results.A"/>
        <table:table-column table:style-name="Results.B"/>
        <table:table-column table:style-name="Results.C"/>
        <table:table-column table:style-name="Results.D"/>
        <table:table-column table:style-name="Results.E"/>
        <table:table-row>
          <table:table-cell table:style-name="Results.A1" table:number-columns-spanned="2" office:value-type="string">
            <text:p text:style-name="P25">Berlin</text:p>
          </table:table-cell>
          <table:covered-table-cell/>
          <table:table-cell table:style-name="Results.A1" office:value-type="string">
            <text:p text:style-name="P25"/>
          </table:table-cell>
          <table:table-cell table:style-name="Results.D1" table:number-columns-spanned="2" office:value-type="string">
            <text:p text:style-name="P25">San Jose</text:p>
          </table:table-cell>
          <table:covered-table-cell/>
        </table:table-row>
        <table:table-row>
          <table:table-cell table:style-name="Results.A2" office:value-type="string">
            <text:p text:style-name="P27">Tally</text:p>
          </table:table-cell>
          <table:table-cell table:style-name="Results.A2" office:value-type="string">
            <text:p text:style-name="P27">Topic</text:p>
          </table:table-cell>
          <table:table-cell table:style-name="Results.A2" office:value-type="string">
            <text:p text:style-name="P27"/>
          </table:table-cell>
          <table:table-cell table:style-name="Results.A2" office:value-type="string">
            <text:p text:style-name="P27">Topic</text:p>
          </table:table-cell>
          <table:table-cell table:style-name="Results.E2" office:value-type="string">
            <text:p text:style-name="P27">Tally</text:p>
          </table:table-cell>
        </table:table-row>
        <table:table-row>
          <table:table-cell table:style-name="Results.A3" office:value-type="float" office:value="13">
            <text:p text:style-name="Table_20_Contents">13</text:p>
          </table:table-cell>
          <table:table-cell table:style-name="Results.A2" office:value-type="string">
            <text:p text:style-name="Table_20_Contents">Device Abstractions</text:p>
          </table:table-cell>
          <table:table-cell table:style-name="Results.A2" office:value-type="string">
            <text:p text:style-name="Table_20_Contents"/>
          </table:table-cell>
          <table:table-cell table:style-name="Results.A2" office:value-type="string">
            <text:p text:style-name="Table_20_Contents">Security Management</text:p>
          </table:table-cell>
          <table:table-cell table:style-name="Results.E3" office:value-type="float" office:value="8">
            <text:p text:style-name="Table_20_Contents">8</text:p>
          </table:table-cell>
        </table:table-row>
        <table:table-row>
          <table:table-cell table:style-name="Results.A3" office:value-type="float" office:value="12">
            <text:p text:style-name="Table_20_Contents">12</text:p>
          </table:table-cell>
          <table:table-cell table:style-name="Results.A2" office:value-type="string">
            <text:p text:style-name="Table_20_Contents">Resource Management</text:p>
          </table:table-cell>
          <table:table-cell table:style-name="Results.A2" office:value-type="string">
            <text:p text:style-name="Table_20_Contents"/>
          </table:table-cell>
          <table:table-cell table:style-name="Results.A2" office:value-type="string">
            <text:p text:style-name="Table_20_Contents">Contextual Information</text:p>
          </table:table-cell>
          <table:table-cell table:style-name="Results.E3" office:value-type="float" office:value="6">
            <text:p text:style-name="Table_20_Contents">6</text:p>
          </table:table-cell>
        </table:table-row>
        <table:table-row>
          <table:table-cell table:style-name="Results.A3" office:value-type="float" office:value="12">
            <text:p text:style-name="Table_20_Contents">12</text:p>
          </table:table-cell>
          <table:table-cell table:style-name="Results.A2" office:value-type="string">
            <text:p text:style-name="Table_20_Contents">Remote Device Management</text:p>
          </table:table-cell>
          <table:table-cell table:style-name="Results.A2" office:value-type="string">
            <text:p text:style-name="Table_20_Contents"/>
          </table:table-cell>
          <table:table-cell table:style-name="Results.A2" office:value-type="string">
            <text:p text:style-name="Table_20_Contents">Data Management</text:p>
          </table:table-cell>
          <table:table-cell table:style-name="Results.E3" office:value-type="float" office:value="5">
            <text:p text:style-name="Table_20_Contents">5</text:p>
          </table:table-cell>
        </table:table-row>
        <table:table-row>
          <table:table-cell table:style-name="Results.A3" office:value-type="float" office:value="10">
            <text:p text:style-name="Table_20_Contents">10</text:p>
          </table:table-cell>
          <table:table-cell table:style-name="Results.A2" office:value-type="string">
            <text:p text:style-name="Table_20_Contents">Data</text:p>
          </table:table-cell>
          <table:table-cell table:style-name="Results.A2" office:value-type="string">
            <text:p text:style-name="Table_20_Contents"/>
          </table:table-cell>
          <table:table-cell table:style-name="Results.A2" office:value-type="string">
            <text:p text:style-name="Table_20_Contents">Data/Device/Protocol Abstraction</text:p>
          </table:table-cell>
          <table:table-cell table:style-name="Results.E3" office:value-type="float" office:value="4">
            <text:p text:style-name="Table_20_Contents">4</text:p>
          </table:table-cell>
        </table:table-row>
        <table:table-row>
          <table:table-cell table:style-name="Results.A3" office:value-type="float" office:value="9">
            <text:p text:style-name="Table_20_Contents">9</text:p>
          </table:table-cell>
          <table:table-cell table:style-name="Results.A2" office:value-type="string">
            <text:p text:style-name="Table_20_Contents">Network Connectivity</text:p>
          </table:table-cell>
          <table:table-cell table:style-name="Results.A2" office:value-type="string">
            <text:p text:style-name="Table_20_Contents"/>
          </table:table-cell>
          <table:table-cell table:style-name="Results.A2" office:value-type="string">
            <text:p text:style-name="Table_20_Contents">Remote Management</text:p>
          </table:table-cell>
          <table:table-cell table:style-name="Results.E3" office:value-type="float" office:value="3">
            <text:p text:style-name="Table_20_Contents">3</text:p>
          </table:table-cell>
        </table:table-row>
        <table:table-row>
          <table:table-cell table:style-name="Results.A3" office:value-type="float" office:value="9">
            <text:p text:style-name="Table_20_Contents">9</text:p>
          </table:table-cell>
          <table:table-cell table:style-name="Results.A2" office:value-type="string">
            <text:p text:style-name="Table_20_Contents">Organizations Overlap</text:p>
          </table:table-cell>
          <table:table-cell table:style-name="Results.A2" office:value-type="string">
            <text:p text:style-name="Table_20_Contents"/>
          </table:table-cell>
          <table:table-cell table:style-name="Results.A2" office:value-type="string">
            <text:p text:style-name="Table_20_Contents">Trusted Computing Platform</text:p>
          </table:table-cell>
          <table:table-cell table:style-name="Results.E3" office:value-type="float" office:value="2">
            <text:p text:style-name="Table_20_Contents">2</text:p>
          </table:table-cell>
        </table:table-row>
        <table:table-row>
          <table:table-cell table:style-name="Results.A3" office:value-type="float" office:value="8">
            <text:p text:style-name="Table_20_Contents">8</text:p>
          </table:table-cell>
          <table:table-cell table:style-name="Results.A2" office:value-type="string">
            <text:p text:style-name="Table_20_Contents">Cloud</text:p>
          </table:table-cell>
          <table:table-cell table:style-name="Results.A2" office:value-type="string">
            <text:p text:style-name="Table_20_Contents"/>
          </table:table-cell>
          <table:table-cell table:style-name="Results.A2" office:value-type="string">
            <text:p text:style-name="Table_20_Contents">Adaptive Deployment</text:p>
          </table:table-cell>
          <table:table-cell table:style-name="Results.E3" office:value-type="float" office:value="2">
            <text:p text:style-name="Table_20_Contents">2</text:p>
          </table:table-cell>
        </table:table-row>
        <table:table-row>
          <table:table-cell table:style-name="Results.A3" office:value-type="float" office:value="6">
            <text:p text:style-name="Table_20_Contents">6</text:p>
          </table:table-cell>
          <table:table-cell table:style-name="Results.A2" office:value-type="string">
            <text:p text:style-name="Table_20_Contents">Education &amp; Tooling</text:p>
          </table:table-cell>
          <table:table-cell table:style-name="Results.A2" office:value-type="string">
            <text:p text:style-name="Table_20_Contents"/>
          </table:table-cell>
          <table:table-cell table:style-name="Results.A2" office:value-type="string">
            <text:p text:style-name="Standard">Resource Management</text:p>
          </table:table-cell>
          <table:table-cell table:style-name="Results.E3" office:value-type="float" office:value="1">
            <text:p text:style-name="Table_20_Contents">1</text:p>
          </table:table-cell>
        </table:table-row>
        <table:table-row>
          <table:table-cell table:style-name="Results.A3">
            <text:p text:style-name="Table_20_Contents"/>
          </table:table-cell>
          <table:table-cell table:style-name="Results.A2" office:value-type="string">
            <text:p text:style-name="Table_20_Contents"/>
          </table:table-cell>
          <table:table-cell table:style-name="Results.A2" office:value-type="string">
            <text:p text:style-name="Table_20_Contents"/>
          </table:table-cell>
          <table:table-cell table:style-name="Results.A2" office:value-type="string">
            <text:p text:style-name="Table_20_Contents">Identity Management</text:p>
          </table:table-cell>
          <table:table-cell table:style-name="Results.E3" office:value-type="float" office:value="0">
            <text:p text:style-name="Table_20_Contents">0</text:p>
          </table:table-cell>
        </table:table-row>
        <table:table-row>
          <table:table-cell table:style-name="Results.A3">
            <text:p text:style-name="Table_20_Contents"/>
          </table:table-cell>
          <table:table-cell table:style-name="Results.A2" office:value-type="string">
            <text:p text:style-name="Table_20_Contents"/>
          </table:table-cell>
          <table:table-cell table:style-name="Results.A2" office:value-type="string">
            <text:p text:style-name="Table_20_Contents"/>
          </table:table-cell>
          <table:table-cell table:style-name="Results.A2" office:value-type="string">
            <text:p text:style-name="Table_20_Contents">Universal OSGi</text:p>
          </table:table-cell>
          <table:table-cell table:style-name="Results.E3" office:value-type="float" office:value="0">
            <text:p text:style-name="Table_20_Contents">0</text:p>
          </table:table-cell>
        </table:table-row>
      </table:table>
      <text:p text:style-name="P11">The listed topics will be refined in this RFP.</text:p>
      <text:h text:style-name="P60" text:outline-level="1">Application Domain</text:h>
      <text:h text:style-name="Heading_20_2" text:outline-level="2">Scope</text:h>
      <text:p text:style-name="Body">The scope of this RFP is the intersection of the scope of IoT and the scope of the OSGi Alliance. The scope of the OSGi Alliance is the following:</text:p>
      <text:list xml:id="list6671170258888289565" text:style-name="L2">
        <text:list-item>
          <text:p text:style-name="P55"><text:soft-page-break/>Foster a community of companies around a computing <text:span text:style-name="T9">middleware </text:span>platform for reusable components, and</text:p>
        </text:list-item>
        <text:list-item>
          <text:p text:style-name="P55">Maintain <text:span text:style-name="T9">and extend, where appropriate, </text:span>the specifications of a collaborative dynamic service oriented computing environment: the OSGi Framework, and</text:p>
        </text:list-item>
        <text:list-item>
          <text:p text:style-name="P55">Maintain and define service specifications for a diverse range of industries <text:span text:style-name="T9">and allow for cross-industry business models</text:span>.</text:p>
        </text:list-item>
      </text:list>
      <text:p text:style-name="Body">The scope of IoT seems less clear, there are many definitions. In this RFP, IoT is defined as the collaboration of small edge devices, gateways, and servers. </text:p>
      <text:p text:style-name="Body">The intersection of these scopes is the development of OSGi service specifications that enable or simplify this collaboration between <text:span text:style-name="T6">backend servers</text:span>, <text:span text:style-name="T6">gateways</text:span> and <text:span text:style-name="T6">edge devices</text:span>. For example, OSGi could define a service API that defines how an edge device can convey information to a backend server about its context. However, it is also possible to create specifications that are more local to the backends or edge devices. In principle, any service API that is used on a backend, gateway, or edge device that will enable more reuse of components or make the environment more attractive is in scope.</text:p>
      <text:p text:style-name="Body">A number of applicable specifications have already <text:span text:style-name="T9">been</text:span> developed but there are many possible topics that fall under this banner.</text:p>
      <text:h text:style-name="Heading_20_2" text:outline-level="2">Goal</text:h>
      <text:p text:style-name="Body">The goal of the OSGi Alliance is to create an eco-system for reusable software <text:span text:style-name="T9">components </text:span>(bundles) to generate commercial opportunities and/or provides cost reductions in software development. </text:p>
      <text:h text:style-name="Heading_20_2" text:outline-level="2">Applicability</text:h>
      <text:p text:style-name="Body">The IoT world is very close to the original scope of OSGi and many specifications map very well to this world. The key reason OSGi was initiated in 1998 was that it was clear that the number of devices would explode, creating a huge software problem because those devices were clearly going to be very heterogeneous. It was deemed inevitable that the software from these devices would originate from many different sources. The combinatorial explosion of features on heterogenous devices combined with updates in the field could create a development and maintenance nightmare. The technique to address this explosion was to create a runtime environment, the OSGi framework, that enabled different <text:span text:style-name="T6">bundles</text:span> to share <text:span text:style-name="T6">services</text:span>. Bundles are the modules running the code. They are wired together with explicit concerns for their compatibility. Services were then objects with a well defined API or contract. By allowing these services to be registered and unregistered dynamically a large number of real world situations <text:span text:style-name="T9">are</text:span> captured, from, for example, a USB device that is plugged in all the way to a remote service that is mapped to a service in another OSGi framework. </text:p>
      <text:p text:style-name="Body">The service model makes it possible to combine many bundles in a single system that were not designed to work together but can still collaborate because they <text:span text:style-name="T9">share</text:span> the compatible contracts. In the IoT world, there is the added advantage that with this model, code can run on the backend and the gateways or even edge devices<text:span text:style-name="T9"> relatively straightforward.</text:span> </text:p>
      <text:p text:style-name="Body">To address the problem of heterogeneity in the edge devices, the OSGi also developed a Requirement-Capability model that makes it possible to handle the large number of variations in the field by making the myriad of assumptions that software normally makes about its environment explicit and computer readable.</text:p>
      <text:p text:style-name="Body">The OSGi model is mature and proven in tens of thousands of applications<text:span text:style-name="T9"> and runtimes</text:span> ranging from mainframes to the smallest devices.</text:p>
      <text:h text:style-name="Heading_20_2" text:outline-level="2"><text:soft-page-break/>Related Organizations</text:h>
      <text:p text:style-name="Body">The following table shows organizations that are in adjacent fields. Most of these organizations share members with the OSGi Alliance. The OSGi Alliance always attempts to collaborate with other organizations when the service specification's subject is in the domain of those organization. Since OSGi <text:span text:style-name="T9">Alliance </text:span>is the only organization that purely develops Java APIs in a well defined framework this usually works very well.</text:p>
      <table:table table:name="Table4" table:style-name="Table4">
        <table:table-column table:style-name="Table4.A"/>
        <table:table-column table:style-name="Table4.B"/>
        <table:table-row>
          <table:table-cell table:style-name="Table4.A1" office:value-type="string">
            <text:p text:style-name="P17">HGI</text:p>
          </table:table-cell>
          <table:table-cell table:style-name="Table4.A1" office:value-type="string">
            <text:p text:style-name="P17">Home Gateway Initiative. Aggregating standards for use in home gateways. (BT, Telecom Italia, Deutsche Telekom, NEC, NTT, …)</text:p>
          </table:table-cell>
        </table:table-row>
        <table:table-row>
          <table:table-cell table:style-name="Table4.A1" office:value-type="string">
            <text:p text:style-name="P17">ETSI M2M</text:p>
          </table:table-cell>
          <table:table-cell table:style-name="Table4.A1" office:value-type="string">
            <text:p text:style-name="P17">European Telecommunications Standards Institute. Smart Appliance Ontology (EU project)</text:p>
          </table:table-cell>
        </table:table-row>
        <table:table-row>
          <table:table-cell table:style-name="Table4.A1" office:value-type="string">
            <text:p text:style-name="P17">OPC Foundation</text:p>
          </table:table-cell>
          <table:table-cell table:style-name="Table4.A1" office:value-type="string">
            <text:p text:style-name="P17">Open Platform Communications. Develops OPC Universal Access is COM/OLE inspired communication protocol. (Siemens, Honeywell, SAP, …)</text:p>
          </table:table-cell>
        </table:table-row>
        <table:table-row>
          <table:table-cell table:style-name="Table4.A1" office:value-type="string">
            <text:p text:style-name="P17">OneM2M</text:p>
          </table:table-cell>
          <table:table-cell table:style-name="Table4.A1" office:value-type="string">
            <text:p text:style-name="P17">A common M2M Service Layer that can be readily embedded within various hardware and software, and relied upon to connect the myriad of devices in the field with M2M application servers worldwide. (Cisco, Intel, Huawei, ETSI, Alcatel, DT, LG, Ericsson, …)</text:p>
          </table:table-cell>
        </table:table-row>
        <table:table-row>
          <table:table-cell table:style-name="Table4.A1" office:value-type="string">
            <text:p text:style-name="P17">Z-Wave Alliance</text:p>
          </table:table-cell>
          <table:table-cell table:style-name="Table4.A1" office:value-type="string">
            <text:p text:style-name="P17">RF Technology for home automation</text:p>
          </table:table-cell>
        </table:table-row>
        <table:table-row>
          <table:table-cell table:style-name="Table4.A1" office:value-type="string">
            <text:p text:style-name="P17">AllSeen</text:p>
          </table:table-cell>
          <table:table-cell table:style-name="Table4.A1" office:value-type="string">
            <text:p text:style-name="P17">Promotes <text:span text:style-name="T9">a</text:span> language independent open source IoT development environment. (LG, Qualcomm, Electrolux, Sony, Sharp, Microsoft, …)</text:p>
          </table:table-cell>
        </table:table-row>
        <table:table-row>
          <table:table-cell table:style-name="Table4.A1" office:value-type="string">
            <text:p text:style-name="P17">OIC</text:p>
          </table:table-cell>
          <table:table-cell table:style-name="Table4.A1" office:value-type="string">
            <text:p text:style-name="P17">Open Interconnect Consortium. Delivering a specification, a Linux oriented open source implementation (IoTivity) , and a certification program for wirelessly connecting devices. (<text:span text:style-name="T5">Samsung, Intel, Cisco, GE</text:span>)</text:p>
          </table:table-cell>
        </table:table-row>
        <table:table-row>
          <table:table-cell table:style-name="Table4.A1" office:value-type="string">
            <text:p text:style-name="P28">IETF</text:p>
          </table:table-cell>
          <table:table-cell table:style-name="Table4.A1" office:value-type="string">
            <text:p text:style-name="P17">Internet Engineering Task Force</text:p>
          </table:table-cell>
        </table:table-row>
        <table:table-row>
          <table:table-cell table:style-name="Table4.A1" office:value-type="string">
            <text:p text:style-name="P17">OASIS</text:p>
          </table:table-cell>
          <table:table-cell table:style-name="Table4.A1" office:value-type="string">
            <text:p text:style-name="P17">Advancing Open Standards for the Information Society. Develops AMQP and MQTT, messaging protocols.</text:p>
            <text:p text:style-name="P19"/>
          </table:table-cell>
        </table:table-row>
        <table:table-row>
          <table:table-cell table:style-name="Table4.A1" office:value-type="string">
            <text:p text:style-name="P17">BBF</text:p>
          </table:table-cell>
          <table:table-cell table:style-name="Table4.A1" office:value-type="string">
            <text:p text:style-name="P17">Broadband Forum. TR69 Management protocol. (BT, AT&amp;T, Orange, Ericsson, Alcatel, Broadcom, DT, Huawei, Telecom Italia, Verizon, …)</text:p>
          </table:table-cell>
        </table:table-row>
        <table:table-row>
          <table:table-cell table:style-name="Table4.A11" office:value-type="string">
            <text:p text:style-name="P17">OMA</text:p>
          </table:table-cell>
          <table:table-cell table:style-name="Table4.A11" office:value-type="string">
            <text:p text:style-name="P17">Open Mobile Alliance. Creation of interoperable services across countries, operators and mobile terminals. LWM2M &amp; OMA Device Management. (All operators)</text:p>
          </table:table-cell>
        </table:table-row>
        <table:table-row>
          <table:table-cell table:style-name="Table4.A11" office:value-type="string">
            <text:p text:style-name="P17">Eclipse Foundation</text:p>
          </table:table-cell>
          <table:table-cell table:style-name="Table4.A11" office:value-type="string">
            <text:p text:style-name="P17">Open source organization. Redirected focus to M2M. Based on OSGi</text:p>
          </table:table-cell>
        </table:table-row>
        <table:table-row>
          <table:table-cell table:style-name="Table4.A11" office:value-type="string">
            <text:p text:style-name="P17">Other open source organizations</text:p>
          </table:table-cell>
          <table:table-cell table:style-name="Table4.A11" office:value-type="string">
            <text:p text:style-name="P19">Apache,<text:span text:style-name="T9"> Knopflerfish</text:span></text:p>
          </table:table-cell>
        </table:table-row>
        <table:table-row>
          <table:table-cell table:style-name="Table4.A11" office:value-type="string">
            <text:p text:style-name="P17">FIWARE</text:p>
          </table:table-cell>
          <table:table-cell table:style-name="Table4.A11" office:value-type="string">
            <text:p text:style-name="P17">Future Internet. Initiative of the EC to promote the future internet.</text:p>
          </table:table-cell>
        </table:table-row>
        <table:table-row>
          <table:table-cell table:style-name="Table4.A11" office:value-type="string">
            <text:p text:style-name="P17">ONVIF</text:p>
          </table:table-cell>
          <table:table-cell table:style-name="Table4.A11" office:value-type="string">
            <text:p text:style-name="P17">ONVIF Global open standard for the interfacing of IP-based security products</text:p>
          </table:table-cell>
        </table:table-row>
        <table:table-row>
          <table:table-cell table:style-name="Table4.A11" office:value-type="string">
            <text:p text:style-name="P17">Thread Group</text:p>
          </table:table-cell>
          <table:table-cell table:style-name="Table4.A11" office:value-type="string">
            <text:p text:style-name="P17">THREAD SOLVES RELIABILITY, SECURITY, POWER, AND COMP</text:p>
            <text:p text:style-name="P17">ATIBILITY ISSUES FOR CONNECTING PRODUCTS AROUND THE HOME.</text:p>
          </table:table-cell>
        </table:table-row>
        <table:table-row>
          <table:table-cell table:style-name="Table4.A11" office:value-type="string">
            <text:p text:style-name="P17">Vorto </text:p>
          </table:table-cell>
          <table:table-cell table:style-name="Table4.A11" office:value-type="string">
            <text:p text:style-name="P20">Eclipse Project that produces a meta information model, the tool set to create information models, the code generators, and the repository to manage existing information models. To enable the reuse of existing information models and to support the standardization process, the development tools allow connecting to the described information model repository. </text:p>
          </table:table-cell>
        </table:table-row>
        <table:table-row>
          <table:table-cell table:style-name="Table4.A11" office:value-type="string">
            <text:p text:style-name="P17"/>
          </table:table-cell>
          <table:table-cell table:style-name="Table4.A11" office:value-type="string">
            <text:p text:style-name="P19"/>
          </table:table-cell>
        </table:table-row>
      </table:table>
      <text:p text:style-name="Body"/>
      <text:h text:style-name="Heading_20_2" text:outline-level="2">Related Protocols / Projects</text:h>
      <text:p text:style-name="Body">During the requirements workshops preparation and during the workshops a number of projects <text:span text:style-name="T9">came</text:span> up that are doing IoT work.</text:p>
      <table:table table:name="Table5" table:style-name="Table5">
        <table:table-column table:style-name="Table5.A"/>
        <table:table-column table:style-name="Table5.B"/>
        <table:table-column table:style-name="Table5.C"/>
        <table:table-row>
          <table:table-cell table:style-name="Table5.A1" office:value-type="string">
            <text:p text:style-name="P17">HGI Smart Device <text:soft-page-break/>Template </text:p>
          </table:table-cell>
          <table:table-cell table:style-name="Table5.A1" office:value-type="string">
            <text:p text:style-name="P17">HGI</text:p>
          </table:table-cell>
          <table:table-cell table:style-name="Table5.A1" office:value-type="string">
            <text:p text:style-name="P17">Open source project at Eclipse for <text:span text:style-name="T9">S</text:span>martHome appliance functionality <text:soft-page-break/>(control and read-out of devices)</text:p>
          </table:table-cell>
        </table:table-row>
        <table:table-row>
          <table:table-cell table:style-name="Table5.A1" office:value-type="string">
            <text:p text:style-name="P17">EC SAREF</text:p>
          </table:table-cell>
          <table:table-cell table:style-name="Table5.A1" office:value-type="string">
            <text:p text:style-name="P17">EU</text:p>
          </table:table-cell>
          <table:table-cell table:style-name="Table5.A1" office:value-type="string">
            <text:p text:style-name="P17">Smart Appliance Ontology <text:span text:style-name="T9">(EC driven project, now aligned to ETSI M2M)</text:span></text:p>
          </table:table-cell>
        </table:table-row>
        <table:table-row>
          <table:table-cell table:style-name="Table5.A1" office:value-type="string">
            <text:p text:style-name="P17">ONVIF</text:p>
          </table:table-cell>
          <table:table-cell table:style-name="Table5.A1" office:value-type="string">
            <text:p text:style-name="P17">ONVIF</text:p>
          </table:table-cell>
          <table:table-cell table:style-name="Table5.A1" office:value-type="string">
            <text:p text:style-name="P17">Global open standard for the interfacing of IP-based security products</text:p>
          </table:table-cell>
        </table:table-row>
        <table:table-row>
          <table:table-cell table:style-name="Table5.A1" office:value-type="string">
            <text:p text:style-name="P17">OPC UA</text:p>
          </table:table-cell>
          <table:table-cell table:style-name="Table5.A1" office:value-type="string">
            <text:p text:style-name="P19"/>
          </table:table-cell>
          <table:table-cell table:style-name="Table5.A1" office:value-type="string">
            <text:p text:style-name="P17">Industry 4.0, based on Microsoft OLE</text:p>
          </table:table-cell>
        </table:table-row>
        <table:table-row>
          <table:table-cell table:style-name="Table5.A1" office:value-type="string">
            <text:p text:style-name="P17">Z-Wave</text:p>
          </table:table-cell>
          <table:table-cell table:style-name="Table5.A1" office:value-type="string">
            <text:p text:style-name="P19"/>
          </table:table-cell>
          <table:table-cell table:style-name="Table5.A1" office:value-type="string">
            <text:p text:style-name="P17">Home automation protocol &amp; RF standard</text:p>
          </table:table-cell>
        </table:table-row>
        <table:table-row>
          <table:table-cell table:style-name="Table5.A1" office:value-type="string">
            <text:p text:style-name="P17">IoTivity</text:p>
          </table:table-cell>
          <table:table-cell table:style-name="Table5.A1" office:value-type="string">
            <text:p text:style-name="P17">OIC</text:p>
          </table:table-cell>
          <table:table-cell table:style-name="Table5.A1" office:value-type="string">
            <text:p text:style-name="P17">IoTivity is an open source framework for device-to-device connectivity to address IoT</text:p>
          </table:table-cell>
        </table:table-row>
        <table:table-row>
          <table:table-cell table:style-name="Table5.A1" office:value-type="string">
            <text:p text:style-name="P17">AllJoyn</text:p>
          </table:table-cell>
          <table:table-cell table:style-name="Table5.A1" office:value-type="string">
            <text:p text:style-name="P17">AllSeen</text:p>
          </table:table-cell>
          <table:table-cell table:style-name="Table5.A1" office:value-type="string">
            <text:p text:style-name="P17">A framework for devices and apps to discover and communicate with each other</text:p>
          </table:table-cell>
        </table:table-row>
        <table:table-row>
          <table:table-cell table:style-name="Table5.A1" office:value-type="string">
            <text:p text:style-name="P17">Bonjour, mDNS </text:p>
          </table:table-cell>
          <table:table-cell table:style-name="Table5.A1" office:value-type="string">
            <text:p text:style-name="P17">IETF</text:p>
          </table:table-cell>
          <table:table-cell table:style-name="Table5.A1" office:value-type="string">
            <text:p text:style-name="P17">Multicast DNS RFC 6762. Derived from Apple’s Bonjour</text:p>
          </table:table-cell>
        </table:table-row>
        <table:table-row>
          <table:table-cell table:style-name="Table5.A1" office:value-type="string">
            <text:p text:style-name="P17">CAN</text:p>
          </table:table-cell>
          <table:table-cell table:style-name="Table5.A1" office:value-type="string">
            <text:p text:style-name="P17">Bosch</text:p>
          </table:table-cell>
          <table:table-cell table:style-name="Table5.A1" office:value-type="string">
            <text:p text:style-name="P17">Controller Area Network. Automotive.</text:p>
          </table:table-cell>
        </table:table-row>
        <table:table-row>
          <table:table-cell table:style-name="Table5.A1" office:value-type="string">
            <text:p text:style-name="P17">MQTT</text:p>
          </table:table-cell>
          <table:table-cell table:style-name="Table5.A1" office:value-type="string">
            <text:p text:style-name="P17">OASIS</text:p>
          </table:table-cell>
          <table:table-cell table:style-name="Table5.A1" office:value-type="string">
            <text:p text:style-name="P17">A lightweight connectivity protocol.</text:p>
          </table:table-cell>
        </table:table-row>
        <table:table-row>
          <table:table-cell table:style-name="Table5.A1" office:value-type="string">
            <text:p text:style-name="P17">CoAP</text:p>
          </table:table-cell>
          <table:table-cell table:style-name="Table5.A1" office:value-type="string">
            <text:p text:style-name="P17">IETF</text:p>
          </table:table-cell>
          <table:table-cell table:style-name="Table5.A1" office:value-type="string">
            <text:p text:style-name="P17">Another lightweight connectivity protocol in RFC 7252</text:p>
          </table:table-cell>
        </table:table-row>
        <table:table-row>
          <table:table-cell table:style-name="Table5.A1" office:value-type="string">
            <text:p text:style-name="P17">LWM2M</text:p>
          </table:table-cell>
          <table:table-cell table:style-name="Table5.A1" office:value-type="string">
            <text:p text:style-name="P17">OMA</text:p>
          </table:table-cell>
          <table:table-cell table:style-name="Table5.A1" office:value-type="string">
            <text:p text:style-name="P17">And yet another lightweight connectivity protocol</text:p>
          </table:table-cell>
        </table:table-row>
        <table:table-row>
          <table:table-cell table:style-name="Table5.A1" office:value-type="string">
            <text:p text:style-name="P17">Dect ULE</text:p>
          </table:table-cell>
          <table:table-cell table:style-name="Table5.A1" office:value-type="string">
            <text:p text:style-name="P17">ETSI</text:p>
          </table:table-cell>
          <table:table-cell table:style-name="Table5.A1" office:value-type="string">
            <text:p text:style-name="P17">Ultra Low Energy. A light weight and low power connectivity standard that includes telephony.</text:p>
          </table:table-cell>
        </table:table-row>
        <table:table-row>
          <table:table-cell table:style-name="Table5.A1" office:value-type="string">
            <text:p text:style-name="P17">Bluetooth LE</text:p>
          </table:table-cell>
          <table:table-cell table:style-name="Table5.A1" office:value-type="string">
            <text:p text:style-name="P17">Bluetooth</text:p>
          </table:table-cell>
          <table:table-cell table:style-name="Table5.A1" office:value-type="string">
            <text:p text:style-name="P17">Low power version of Bluetooh</text:p>
          </table:table-cell>
        </table:table-row>
        <table:table-row>
          <table:table-cell table:style-name="Table5.A1" office:value-type="string">
            <text:p text:style-name="P17">SMS</text:p>
          </table:table-cell>
          <table:table-cell table:style-name="Table5.A1" office:value-type="string">
            <text:p text:style-name="P17">ETSI</text:p>
          </table:table-cell>
          <table:table-cell table:style-name="Table5.A1" office:value-type="string">
            <text:p text:style-name="P17">Short Message Service</text:p>
          </table:table-cell>
        </table:table-row>
        <table:table-row>
          <table:table-cell table:style-name="Table5.A1" office:value-type="string">
            <text:p text:style-name="P17">AMQP</text:p>
          </table:table-cell>
          <table:table-cell table:style-name="Table5.A1" office:value-type="string">
            <text:p text:style-name="P17">OASIS</text:p>
          </table:table-cell>
          <table:table-cell table:style-name="Table5.A1" office:value-type="string">
            <text:p text:style-name="P17">Advanced Message Queuing Protocol. To become the standard protocol for interoperability between all messaging middleware</text:p>
          </table:table-cell>
        </table:table-row>
        <table:table-row>
          <table:table-cell table:style-name="Table5.A1" office:value-type="string">
            <text:p text:style-name="P17">TR69</text:p>
          </table:table-cell>
          <table:table-cell table:style-name="Table5.A1" office:value-type="string">
            <text:p text:style-name="P17">BBF</text:p>
          </table:table-cell>
          <table:table-cell table:style-name="Table5.A1" office:value-type="string">
            <text:p text:style-name="P17">Remote management of end-user devices</text:p>
          </table:table-cell>
        </table:table-row>
        <table:table-row>
          <table:table-cell table:style-name="Table5.A1" office:value-type="string">
            <text:p text:style-name="P11">Home-Matic</text:p>
          </table:table-cell>
          <table:table-cell table:style-name="Table5.A1" office:value-type="string">
            <text:p text:style-name="P18">eQ3</text:p>
          </table:table-cell>
          <table:table-cell table:style-name="Table5.A1" office:value-type="string">
            <text:p text:style-name="P18">HomeMatic is a wireless standard (868 MHz) provided by eQ3 AG and used in solutions such as QIVICON</text:p>
          </table:table-cell>
        </table:table-row>
        <table:table-row>
          <table:table-cell table:style-name="Table5.A1" office:value-type="string">
            <text:p text:style-name="P15">6Lo<text:span text:style-name="T9">W</text:span>Pan</text:p>
          </table:table-cell>
          <table:table-cell table:style-name="Table5.A1" office:value-type="string">
            <text:p text:style-name="P17"/>
          </table:table-cell>
          <table:table-cell table:style-name="Table5.A1" office:value-type="string">
            <text:p text:style-name="P16"><text:span text:style-name="T10">The 6LoWPAN group has defined encapsulation and header compression mechanisms that allow IPv6 packets to be sent and received over </text:span><text:a xlink:type="simple" xlink:href="https://en.wikipedia.org/wiki/IEEE_802.15.4" text:style-name="Internet_20_link" text:visited-style-name="Visited_20_Internet_20_Link">IEEE 802.15.4</text:a><text:span text:style-name="T10"> based networks. </text:span><text:span text:style-name="T9">The base specification developed by the 6LoWPAN IETF group is </text:span><text:a xlink:type="simple" xlink:href="https://tools.ietf.org/html/rfc6282" text:style-name="Internet_20_link" text:visited-style-name="Visited_20_Internet_20_Link"><text:span text:style-name="T9">RFC 6282</text:span></text:a><text:span text:style-name="T9">. The problem statement document is </text:span><text:a xlink:type="simple" xlink:href="https://tools.ietf.org/html/rfc4919" text:style-name="Internet_20_link" text:visited-style-name="Visited_20_Internet_20_Link"><text:span text:style-name="T9">RFC 4919</text:span></text:a><text:span text:style-name="T9">.</text:span></text:p>
          </table:table-cell>
        </table:table-row>
      </table:table>
      <text:h text:style-name="Heading_20_2" text:outline-level="2">OSGi Specifications</text:h>
      <text:p text:style-name="Body">The following table lists the current OSGi specifications with a short description of their applicability for IoT application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9">Ch.</text:p>
            </table:table-cell>
            <table:table-cell table:style-name="Table6.A1" office:value-type="string">
              <text:p text:style-name="P29">Title</text:p>
            </table:table-cell>
            <table:table-cell table:style-name="Table6.A1" office:value-type="string">
              <text:p text:style-name="P29">Description</text:p>
            </table:table-cell>
            <table:table-cell table:style-name="Table6.D1" office:value-type="string">
              <text:p text:style-name="P29">Applicability for IoT</text:p>
            </table:table-cell>
          </table:table-row>
        </table:table-header-rows>
        <table:table-row>
          <table:table-cell table:style-name="Table6.A2" office:value-type="float" office:value="2">
            <text:p text:style-name="P24">2</text:p>
          </table:table-cell>
          <table:table-cell table:style-name="Table6.B2" office:value-type="string">
            <text:p text:style-name="P26">Security Layer</text:p>
          </table:table-cell>
          <table:table-cell table:style-name="Table6.B2" office:value-type="string">
            <text:p text:style-name="P24">Augments Java Security model and defines specific rules and features for OSGi.</text:p>
          </table:table-cell>
          <table:table-cell table:style-name="Table6.D2" office:value-type="string">
            <text:p text:style-name="P24">Crucial to provide trust and end-to-end security</text:p>
          </table:table-cell>
        </table:table-row>
        <table:table-row>
          <table:table-cell table:style-name="Table6.B2" office:value-type="string">
            <text:p text:style-name="P24">3,4,9</text:p>
          </table:table-cell>
          <table:table-cell table:style-name="Table6.B2" office:value-type="string">
            <text:p text:style-name="P26">Module &amp; Lifecycle Layer</text:p>
          </table:table-cell>
          <table:table-cell table:style-name="Table6.B2" office:value-type="string">
            <text:p text:style-name="P24">A comprehensive model to wire modules together dynamically</text:p>
          </table:table-cell>
          <table:table-cell table:style-name="Table6.D2" office:value-type="string">
            <text:p text:style-name="P24">Crucial to provide remote updating of devices.</text:p>
          </table:table-cell>
        </table:table-row>
        <table:table-row>
          <table:table-cell table:style-name="Table6.A2" office:value-type="float" office:value="5">
            <text:p text:style-name="P24">5</text:p>
          </table:table-cell>
          <table:table-cell table:style-name="Table6.B2" office:value-type="string">
            <text:p text:style-name="P26">Service Layer</text:p>
          </table:table-cell>
          <table:table-cell table:style-name="Table6.B2" office:value-type="string">
            <text:p text:style-name="P24">Collaboration mechanism for independent modules</text:p>
          </table:table-cell>
          <table:table-cell table:style-name="Table6.D2" office:value-type="string">
            <text:p text:style-name="P24">Crucial to enable different modules to collaborate without a-priori knowing each other.</text:p>
          </table:table-cell>
        </table:table-row>
        <table:table-row>
          <table:table-cell table:style-name="Table6.B2" office:value-type="string">
            <text:p text:style-name="P24">6,7,8</text:p>
          </table:table-cell>
          <table:table-cell table:style-name="Table6.B2" office:value-type="string">
            <text:p text:style-name="P26">Resource, Wiring API</text:p>
          </table:table-cell>
          <table:table-cell table:style-name="Table6.B2" office:value-type="string">
            <text:p text:style-name="P24">A generic model for specifying dependencies.</text:p>
          </table:table-cell>
          <table:table-cell table:style-name="Table6.D2" office:value-type="string">
            <text:p text:style-name="P24">Will enable <text:span text:style-name="T6">adaptive deployments</text:span>. This is important to reduce the cost of managing the large number of heterogeneous edge devices and gateways.</text:p>
          </table:table-cell>
        </table:table-row>
        <table:table-row>
          <table:table-cell table:style-name="Table6.A2" office:value-type="float" office:value="50">
            <text:p text:style-name="P24">50</text:p>
          </table:table-cell>
          <table:table-cell table:style-name="Table6.B2" office:value-type="string">
            <text:p text:style-name="P26">Conditional Permission Admin</text:p>
          </table:table-cell>
          <table:table-cell table:style-name="Table6.B2" office:value-type="string">
            <text:p text:style-name="P24">Securely manage code permissions on a device using signed bundles.</text:p>
          </table:table-cell>
          <table:table-cell table:style-name="Table6.D2" office:value-type="string">
            <text:p text:style-name="P24">Integral part of securing gateways that run code from different sources. Likely not applicable for small edge devices because the security manager in Java has some overhead. </text:p>
          </table:table-cell>
        </table:table-row>
        <text:soft-page-break/>
        <table:table-row>
          <table:table-cell table:style-name="Table6.A2" office:value-type="float" office:value="52">
            <text:p text:style-name="P24">52</text:p>
          </table:table-cell>
          <table:table-cell table:style-name="Table6.B2" office:value-type="string">
            <text:p text:style-name="P26">URL Handlers</text:p>
          </table:table-cell>
          <table:table-cell table:style-name="Table6.B2" office:value-type="string">
            <text:p text:style-name="P24">Extend the Java run-time with new URL schemes and content handlers through bundles. </text:p>
          </table:table-cell>
          <table:table-cell table:style-name="Table6.D2" office:value-type="string">
            <text:p text:style-name="P24">middleware</text:p>
          </table:table-cell>
        </table:table-row>
        <table:table-row>
          <table:table-cell table:style-name="Table6.A2" office:value-type="float" office:value="53">
            <text:p text:style-name="P24">53</text:p>
          </table:table-cell>
          <table:table-cell table:style-name="Table6.B2" office:value-type="string">
            <text:p text:style-name="P26">Resolver Hook</text:p>
          </table:table-cell>
          <table:table-cell table:style-name="Table6.B2" office:value-type="string">
            <text:p text:style-name="P24">Influences the resolving on the OSGi framework</text:p>
          </table:table-cell>
          <table:table-cell table:style-name="Table6.D2" office:value-type="string">
            <text:p text:style-name="P24">middleware</text:p>
          </table:table-cell>
        </table:table-row>
        <table:table-row>
          <table:table-cell table:style-name="Table6.A2" office:value-type="float" office:value="54">
            <text:p text:style-name="P24">54</text:p>
          </table:table-cell>
          <table:table-cell table:style-name="Table6.B2" office:value-type="string">
            <text:p text:style-name="P26">Bundle Hook Service</text:p>
          </table:table-cell>
          <table:table-cell table:style-name="Table6.B2" office:value-type="string">
            <text:p text:style-name="P24">Allows hiding of bundles from other bundles</text:p>
          </table:table-cell>
          <table:table-cell table:style-name="Table6.D2" office:value-type="string">
            <text:p text:style-name="P24">middleware</text:p>
          </table:table-cell>
        </table:table-row>
        <table:table-row>
          <table:table-cell table:style-name="Table6.A2" office:value-type="float" office:value="55">
            <text:p text:style-name="P24">55</text:p>
          </table:table-cell>
          <table:table-cell table:style-name="Table6.B2" office:value-type="string">
            <text:p text:style-name="P26">Service Hook Service</text:p>
          </table:table-cell>
          <table:table-cell table:style-name="Table6.B2" office:value-type="string">
            <text:p text:style-name="P24">Allows services to be selectively hidden</text:p>
          </table:table-cell>
          <table:table-cell table:style-name="Table6.D2" office:value-type="string">
            <text:p text:style-name="P24">middleware</text:p>
          </table:table-cell>
        </table:table-row>
        <table:table-row>
          <table:table-cell table:style-name="Table6.A2" office:value-type="float" office:value="56">
            <text:p text:style-name="P24">56</text:p>
          </table:table-cell>
          <table:table-cell table:style-name="Table6.B2" office:value-type="string">
            <text:p text:style-name="P26">Weaving Hook Service</text:p>
          </table:table-cell>
          <table:table-cell table:style-name="Table6.B2" office:value-type="string">
            <text:p text:style-name="P24">Allow classes to be processed and transformed.</text:p>
          </table:table-cell>
          <table:table-cell table:style-name="Table6.D2" office:value-type="string">
            <text:p text:style-name="P24">middleware</text:p>
          </table:table-cell>
        </table:table-row>
        <table:table-row>
          <table:table-cell table:style-name="Table6.A2" office:value-type="float" office:value="100">
            <text:p text:style-name="P24">100</text:p>
          </table:table-cell>
          <table:table-cell table:style-name="Table6.B2" office:value-type="string">
            <text:p text:style-name="P26">Remote Services</text:p>
          </table:table-cell>
          <table:table-cell table:style-name="Table6.B2" office:value-type="string">
            <text:p text:style-name="P24">Definition of service properties that enable a topology manager to distribute the OSGi service registry.</text:p>
          </table:table-cell>
          <table:table-cell table:style-name="Table6.D2" office:value-type="string">
            <text:p text:style-name="P24">Remote services is an excellent model to seamlessly integrate heterogeneous systems. It can be used both locally (edge-device to gateway) as well upstream/downstream. It can be used with OSGi on both sides but also with OSGi on one side. The Remote Service Admin specification defines a control API for remote services.</text:p>
          </table:table-cell>
        </table:table-row>
        <table:table-row>
          <table:table-cell table:style-name="Table6.A2" office:value-type="float" office:value="101">
            <text:p text:style-name="P24">101</text:p>
          </table:table-cell>
          <table:table-cell table:style-name="Table6.B2" office:value-type="string">
            <text:p text:style-name="P26">Log Service</text:p>
          </table:table-cell>
          <table:table-cell table:style-name="Table6.B2" office:value-type="string">
            <text:p text:style-name="P24">For logging. API kind of old fashioned.</text:p>
          </table:table-cell>
          <table:table-cell table:style-name="Table6.D2" office:value-type="string">
            <text:p text:style-name="P24">Should be used as central logger but then support the more popular APIs like SLF4J et. al. See RFP 163 Log Service Update.</text:p>
          </table:table-cell>
        </table:table-row>
        <table:table-row>
          <table:table-cell table:style-name="Table6.A2" office:value-type="float" office:value="102">
            <text:p text:style-name="P24">102</text:p>
          </table:table-cell>
          <table:table-cell table:style-name="Table6.B2" office:value-type="string">
            <text:p text:style-name="P26">Http Service</text:p>
          </table:table-cell>
          <table:table-cell table:style-name="Table6.B2" office:value-type="string">
            <text:p text:style-name="P24">HTTP server that can be used by any bundle. Recently overhauled.</text:p>
          </table:table-cell>
          <table:table-cell table:style-name="Table6.D2" office:value-type="string">
            <text:p text:style-name="P24">Most gateways and many edge devices support an Http interface since with the advent of mobile devices the HTML/Javascript GUI has many advantages for small devices.</text:p>
          </table:table-cell>
        </table:table-row>
        <table:table-row>
          <table:table-cell table:style-name="Table6.A2" office:value-type="float" office:value="103">
            <text:p text:style-name="P24">103</text:p>
          </table:table-cell>
          <table:table-cell table:style-name="Table6.B2" office:value-type="string">
            <text:p text:style-name="P26">Device Access</text:p>
          </table:table-cell>
          <table:table-cell table:style-name="Table6.B2" office:value-type="string">
            <text:p text:style-name="P24">A model where bundles collaborate to refine devices into higher order services. E.g. a USB device that becomes a serial port, that becomes a <text:s/>temperature service.</text:p>
          </table:table-cell>
          <table:table-cell table:style-name="Table6.D2" office:value-type="string">
            <text:p text:style-name="P24">Crucial to support device drivers</text:p>
          </table:table-cell>
        </table:table-row>
        <table:table-row>
          <table:table-cell table:style-name="Table6.A2" office:value-type="float" office:value="104">
            <text:p text:style-name="P24">104</text:p>
          </table:table-cell>
          <table:table-cell table:style-name="Table6.B2" office:value-type="string">
            <text:p text:style-name="P26">Configuration Admin Service</text:p>
          </table:table-cell>
          <table:table-cell table:style-name="Table6.B2" office:value-type="string">
            <text:p text:style-name="P24">Centralized storage of configuration information and model for real time updating the consumers of this configuration. Supports singleton configurations and factory configurations.</text:p>
          </table:table-cell>
          <table:table-cell table:style-name="Table6.D2" office:value-type="string">
            <text:p text:style-name="P24">Crucial to remotely configure applications on a device.</text:p>
          </table:table-cell>
        </table:table-row>
        <table:table-row>
          <table:table-cell table:style-name="Table6.A2" office:value-type="float" office:value="105">
            <text:p text:style-name="P24">105</text:p>
          </table:table-cell>
          <table:table-cell table:style-name="Table6.B2" office:value-type="string">
            <text:p text:style-name="P26">Meta Type Service</text:p>
          </table:table-cell>
          <table:table-cell table:style-name="Table6.B2" office:value-type="string">
            <text:p text:style-name="P24">Describes the structure of the configuration data to provide editors of configuration data with labels, constraints, and defaults.</text:p>
          </table:table-cell>
          <table:table-cell table:style-name="Table6.D2" office:value-type="string">
            <text:p text:style-name="P24">Important to allow on device editing of configuration data as well as simplify the management of the configuration in the <text:s/>central management site.</text:p>
          </table:table-cell>
        </table:table-row>
        <table:table-row>
          <table:table-cell table:style-name="Table6.A2" office:value-type="float" office:value="106">
            <text:p text:style-name="P24">106</text:p>
          </table:table-cell>
          <table:table-cell table:style-name="Table6.B2" office:value-type="string">
            <text:p text:style-name="P26">Preferences Service</text:p>
          </table:table-cell>
          <table:table-cell table:style-name="Table6.B2" office:value-type="string">
            <text:p text:style-name="P24">Turns Java preferences into services</text:p>
          </table:table-cell>
          <table:table-cell table:style-name="Table6.D2" office:value-type="string">
            <text:p text:style-name="P24">-</text:p>
          </table:table-cell>
        </table:table-row>
        <table:table-row>
          <table:table-cell table:style-name="Table6.A2" office:value-type="float" office:value="107">
            <text:p text:style-name="P24">107</text:p>
          </table:table-cell>
          <table:table-cell table:style-name="Table6.B2" office:value-type="string">
            <text:p text:style-name="P26">User Admin</text:p>
          </table:table-cell>
          <table:table-cell table:style-name="Table6.B2" office:value-type="string">
            <text:p text:style-name="P24">Storage of user credentials and other properties with a simple authorization model based on roles and groups.</text:p>
          </table:table-cell>
          <table:table-cell table:style-name="Table6.D2" office:value-type="string">
            <text:p text:style-name="P24">Useful on gateway devices for managing multiple users.</text:p>
          </table:table-cell>
        </table:table-row>
        <table:table-row>
          <table:table-cell table:style-name="Table6.A2" office:value-type="float" office:value="108">
            <text:p text:style-name="P24">108</text:p>
          </table:table-cell>
          <table:table-cell table:style-name="Table6.B2" office:value-type="string">
            <text:p text:style-name="P26">Wire Admin</text:p>
          </table:table-cell>
          <table:table-cell table:style-name="Table6.B2" office:value-type="string">
            <text:p text:style-name="P24">Wiring of services</text:p>
          </table:table-cell>
          <table:table-cell table:style-name="Table6.D2" office:value-type="string">
            <text:p text:style-name="P24">-</text:p>
          </table:table-cell>
        </table:table-row>
        <table:table-row>
          <table:table-cell table:style-name="Table6.A2" office:value-type="float" office:value="109">
            <text:p text:style-name="P24">109</text:p>
          </table:table-cell>
          <table:table-cell table:style-name="Table6.B2" office:value-type="string">
            <text:p text:style-name="P26">IO Connector</text:p>
          </table:table-cell>
          <table:table-cell table:style-name="Table6.B2" office:value-type="string">
            <text:p text:style-name="P24">Connects to devices using javax.microedition, which is based on a URL model.</text:p>
          </table:table-cell>
          <table:table-cell table:style-name="Table6.D2" office:value-type="string">
            <text:p text:style-name="P24">Provides access to a number of devices that cannot be used in any other way. However, better would be to have specific APIs for those devices.</text:p>
          </table:table-cell>
        </table:table-row>
        <text:soft-page-break/>
        <table:table-row>
          <table:table-cell table:style-name="Table6.A2" office:value-type="float" office:value="110">
            <text:p text:style-name="P24">110</text:p>
          </table:table-cell>
          <table:table-cell table:style-name="Table6.B2" office:value-type="string">
            <text:p text:style-name="P26">Initial Provisioning</text:p>
          </table:table-cell>
          <table:table-cell table:style-name="Table6.B2" office:value-type="string">
            <text:p text:style-name="P24">Model of letting a virginal device identify itself to a management system and then receive its bundles and configuration.</text:p>
          </table:table-cell>
          <table:table-cell table:style-name="Table6.D2" office:value-type="string">
            <text:p text:style-name="P24">Useful to ship identical devices and then bootstrap their initial configuration through the management system.</text:p>
          </table:table-cell>
        </table:table-row>
        <table:table-row>
          <table:table-cell table:style-name="Table6.A2" office:value-type="float" office:value="111">
            <text:p text:style-name="P24">111</text:p>
          </table:table-cell>
          <table:table-cell table:style-name="Table6.B2" office:value-type="string">
            <text:p text:style-name="P26">UPnP Device Service</text:p>
          </table:table-cell>
          <table:table-cell table:style-name="Table6.B2" office:value-type="string">
            <text:p text:style-name="P24">Models UPnP devices</text:p>
          </table:table-cell>
          <table:table-cell table:style-name="Table6.D2" office:value-type="string">
            <text:p text:style-name="P24">Depends on application</text:p>
          </table:table-cell>
        </table:table-row>
        <table:table-row>
          <table:table-cell table:style-name="Table6.A2" office:value-type="float" office:value="112">
            <text:p text:style-name="P24">112</text:p>
          </table:table-cell>
          <table:table-cell table:style-name="Table6.B2" office:value-type="string">
            <text:p text:style-name="P26">Declarative Services</text:p>
          </table:table-cell>
          <table:table-cell table:style-name="Table6.B2" office:value-type="string">
            <text:p text:style-name="P24">Significant simplification of writing OSGi applications that properly handle dynamics.</text:p>
          </table:table-cell>
          <table:table-cell table:style-name="Table6.D2" office:value-type="string">
            <text:p text:style-name="P24">Crucial for all applications.</text:p>
          </table:table-cell>
        </table:table-row>
        <table:table-row>
          <table:table-cell table:style-name="Table6.A2" office:value-type="float" office:value="113">
            <text:p text:style-name="P24">113</text:p>
          </table:table-cell>
          <table:table-cell table:style-name="Table6.B2" office:value-type="string">
            <text:p text:style-name="P26">Event Admin Service</text:p>
          </table:table-cell>
          <table:table-cell table:style-name="Table6.B2" office:value-type="string">
            <text:p text:style-name="P24">A local publish-subscribe event model</text:p>
          </table:table-cell>
          <table:table-cell table:style-name="Table6.D2" office:value-type="string">
            <text:p text:style-name="P24">Crucial to handle local events and selectively forward them upstream</text:p>
          </table:table-cell>
        </table:table-row>
        <table:table-row>
          <table:table-cell table:style-name="Table6.A2" office:value-type="float" office:value="114">
            <text:p text:style-name="P24">114</text:p>
          </table:table-cell>
          <table:table-cell table:style-name="Table6.B2" office:value-type="string">
            <text:p text:style-name="P26">Deployment Admin</text:p>
          </table:table-cell>
          <table:table-cell table:style-name="Table6.B2" office:value-type="string">
            <text:p text:style-name="P24">A deployment format for multi-bundle applications.</text:p>
          </table:table-cell>
          <table:table-cell table:style-name="Table6.D2" office:value-type="string">
            <text:p text:style-name="P24">-</text:p>
          </table:table-cell>
        </table:table-row>
        <table:table-row>
          <table:table-cell table:style-name="Table6.A2" office:value-type="float" office:value="115">
            <text:p text:style-name="P24">115</text:p>
          </table:table-cell>
          <table:table-cell table:style-name="Table6.B2" office:value-type="string">
            <text:p text:style-name="P26">Auto-Configuration</text:p>
          </table:table-cell>
          <table:table-cell table:style-name="Table6.B2" office:value-type="string">
            <text:p text:style-name="P24">Based on 114, handles delivery of configurations.</text:p>
          </table:table-cell>
          <table:table-cell table:style-name="Table6.D2" office:value-type="string">
            <text:p text:style-name="P24">-</text:p>
          </table:table-cell>
        </table:table-row>
        <table:table-row>
          <table:table-cell table:style-name="Table6.A2" office:value-type="float" office:value="116">
            <text:p text:style-name="P24">116</text:p>
          </table:table-cell>
          <table:table-cell table:style-name="Table6.B2" office:value-type="string">
            <text:p text:style-name="P26">Application Admin</text:p>
          </table:table-cell>
          <table:table-cell table:style-name="Table6.B2" office:value-type="string">
            <text:p text:style-name="P24">A application process mechanism for supporting a desktop like model where applications are defined by services and can be started/stopped through an API.</text:p>
          </table:table-cell>
          <table:table-cell table:style-name="Table6.D2" office:value-type="string">
            <text:p text:style-name="P24">-</text:p>
          </table:table-cell>
        </table:table-row>
        <table:table-row>
          <table:table-cell table:style-name="Table6.A2" office:value-type="float" office:value="117">
            <text:p text:style-name="P24">117</text:p>
          </table:table-cell>
          <table:table-cell table:style-name="Table6.B2" office:value-type="string">
            <text:p text:style-name="P26">Dmt Admin Service</text:p>
          </table:table-cell>
          <table:table-cell table:style-name="Table6.B2" office:value-type="string">
            <text:p text:style-name="P24">OMA DM based device management tree. Allows bundles to plugin nodes in the tree that can then be centrally managed.</text:p>
          </table:table-cell>
          <table:table-cell table:style-name="Table6.D2" office:value-type="string">
            <text:p text:style-name="P24">Could be useful in certain cases to simplify remote management</text:p>
          </table:table-cell>
        </table:table-row>
        <table:table-row>
          <table:table-cell table:style-name="Table6.A2" office:value-type="float" office:value="119">
            <text:p text:style-name="P24">119</text:p>
          </table:table-cell>
          <table:table-cell table:style-name="Table6.B2" office:value-type="string">
            <text:p text:style-name="P26">Monitor Admin Service</text:p>
          </table:table-cell>
          <table:table-cell table:style-name="Table6.B2" office:value-type="string">
            <text:p text:style-name="P24">Allows bundles to expose key performance indicators in a generalized way.</text:p>
          </table:table-cell>
          <table:table-cell table:style-name="Table6.D2" office:value-type="string">
            <text:p text:style-name="P24"/>
          </table:table-cell>
        </table:table-row>
        <table:table-row>
          <table:table-cell table:style-name="Table6.A2" office:value-type="float" office:value="120">
            <text:p text:style-name="P24">120</text:p>
          </table:table-cell>
          <table:table-cell table:style-name="Table6.B2" office:value-type="string">
            <text:p text:style-name="P26">Foreign Application Access</text:p>
          </table:table-cell>
          <table:table-cell table:style-name="Table6.B2" office:value-type="string">
            <text:p text:style-name="P24">MIDP specific </text:p>
          </table:table-cell>
          <table:table-cell table:style-name="Table6.D2" office:value-type="string">
            <text:p text:style-name="P24">-</text:p>
          </table:table-cell>
        </table:table-row>
        <table:table-row>
          <table:table-cell table:style-name="Table6.A2" office:value-type="float" office:value="121">
            <text:p text:style-name="P24">121</text:p>
          </table:table-cell>
          <table:table-cell table:style-name="Table6.B2" office:value-type="string">
            <text:p text:style-name="P26">Blueprint Container</text:p>
          </table:table-cell>
          <table:table-cell table:style-name="Table6.B2" office:value-type="string">
            <text:p text:style-name="P24">A Spring like model to write OSGi applications.</text:p>
          </table:table-cell>
          <table:table-cell table:style-name="Table6.D2" office:value-type="string">
            <text:p text:style-name="P24">Declarative Services provide a cleaner and smaller model for the use cases of Blueprint and should therefore be preferred.</text:p>
          </table:table-cell>
        </table:table-row>
        <table:table-row>
          <table:table-cell table:style-name="Table6.A2" office:value-type="float" office:value="122">
            <text:p text:style-name="P24">122</text:p>
          </table:table-cell>
          <table:table-cell table:style-name="Table6.B2" office:value-type="string">
            <text:p text:style-name="P26">Remote Service Admin Service</text:p>
          </table:table-cell>
          <table:table-cell table:style-name="Table6.B2" office:value-type="string">
            <text:p text:style-name="P24">Controlling API for distributed OSGi. Allows a topology manager to import and export services in a standardized way.</text:p>
          </table:table-cell>
          <table:table-cell table:style-name="Table6.D2" office:value-type="string">
            <text:p text:style-name="P24">Crucial for situations where devices must collaborate.</text:p>
          </table:table-cell>
        </table:table-row>
        <table:table-row>
          <table:table-cell table:style-name="Table6.A2" office:value-type="float" office:value="123">
            <text:p text:style-name="P24">123</text:p>
          </table:table-cell>
          <table:table-cell table:style-name="Table6.B2" office:value-type="string">
            <text:p text:style-name="P26">JTA Transaction Service</text:p>
          </table:table-cell>
          <table:table-cell table:style-name="Table6.B2" office:value-type="string">
            <text:p text:style-name="P24">Defines how JTA Transactions are managed in an OSGI environment</text:p>
          </table:table-cell>
          <table:table-cell table:style-name="Table6.D2" office:value-type="string">
            <text:p text:style-name="P24">Required in many large enterprise situations, in general not that useful in smaller devices since it requires a very well working network.</text:p>
          </table:table-cell>
        </table:table-row>
        <table:table-row>
          <table:table-cell table:style-name="Table6.A2" office:value-type="float" office:value="125">
            <text:p text:style-name="P24">125</text:p>
          </table:table-cell>
          <table:table-cell table:style-name="Table6.B2" office:value-type="string">
            <text:p text:style-name="P26">JDBC Service </text:p>
          </table:table-cell>
          <table:table-cell table:style-name="Table6.B2" office:value-type="string">
            <text:p text:style-name="P24">Defines how JDBC should be used in an OSGi environment</text:p>
          </table:table-cell>
          <table:table-cell table:style-name="Table6.D2" office:value-type="string">
            <text:p text:style-name="P24">Useful for the backend and smaller devices that need persistence.</text:p>
          </table:table-cell>
        </table:table-row>
        <table:table-row>
          <table:table-cell table:style-name="Table6.A2" office:value-type="float" office:value="126">
            <text:p text:style-name="P24">126</text:p>
          </table:table-cell>
          <table:table-cell table:style-name="Table6.B2" office:value-type="string">
            <text:p text:style-name="P26">JNDI Service</text:p>
          </table:table-cell>
          <table:table-cell table:style-name="Table6.B2" office:value-type="string">
            <text:p text:style-name="P24">Interface to Java EE JNDI</text:p>
          </table:table-cell>
          <table:table-cell table:style-name="Table6.D2" office:value-type="string">
            <text:p text:style-name="P24">Only necessary on Java EE servers</text:p>
          </table:table-cell>
        </table:table-row>
        <table:table-row>
          <table:table-cell table:style-name="Table6.A2" office:value-type="float" office:value="127">
            <text:p text:style-name="P24">127</text:p>
          </table:table-cell>
          <table:table-cell table:style-name="Table6.B2" office:value-type="string">
            <text:p text:style-name="P26">JPA Service</text:p>
          </table:table-cell>
          <table:table-cell table:style-name="Table6.B2" office:value-type="string">
            <text:p text:style-name="P24">Maps Java EE's Java Persistence Api to OSGi</text:p>
          </table:table-cell>
          <table:table-cell table:style-name="Table6.D2" office:value-type="string">
            <text:p text:style-name="P24">Useful for the backend and smaller devices that need persistence though the lack of portability of JPA between implementations is worrisome.</text:p>
          </table:table-cell>
        </table:table-row>
        <table:table-row>
          <table:table-cell table:style-name="Table6.A2" office:value-type="float" office:value="128">
            <text:p text:style-name="P24">128</text:p>
          </table:table-cell>
          <table:table-cell table:style-name="Table6.B2" office:value-type="string">
            <text:p text:style-name="P26">Web Application Service</text:p>
          </table:table-cell>
          <table:table-cell table:style-name="Table6.B2" office:value-type="string">
            <text:p text:style-name="P24">Defines how a WAR can be laid out to be also a bundle (or vice versa).</text:p>
          </table:table-cell>
          <table:table-cell table:style-name="Table6.D2" office:value-type="string">
            <text:p text:style-name="P24">Applications should be proper bundles.</text:p>
          </table:table-cell>
        </table:table-row>
        <table:table-row>
          <table:table-cell table:style-name="Table6.A2" office:value-type="float" office:value="130">
            <text:p text:style-name="P24">130</text:p>
          </table:table-cell>
          <table:table-cell table:style-name="Table6.B2" office:value-type="string">
            <text:p text:style-name="P26">Coordinator Service</text:p>
          </table:table-cell>
          <table:table-cell table:style-name="Table6.B2" office:value-type="string">
            <text:p text:style-name="P24">Lightweight model to coordinate multiple actions from different <text:soft-page-break/>implementers.</text:p>
          </table:table-cell>
          <table:table-cell table:style-name="Table6.D2" office:value-type="string">
            <text:p text:style-name="P24">middleware</text:p>
          </table:table-cell>
        </table:table-row>
        <table:table-row>
          <table:table-cell table:style-name="Table6.A2" office:value-type="float" office:value="131">
            <text:p text:style-name="P24">131</text:p>
          </table:table-cell>
          <table:table-cell table:style-name="Table6.B2" office:value-type="string">
            <text:p text:style-name="P26">TR069 Connector Service</text:p>
          </table:table-cell>
          <table:table-cell table:style-name="Table6.B2" office:value-type="string">
            <text:p text:style-name="P24">A TR069 Connector provides a mapping of TR-069 concepts to/ from the DMT Admin Service Specification</text:p>
          </table:table-cell>
          <table:table-cell table:style-name="Table6.D2" office:value-type="string">
            <text:p text:style-name="P24">Depends on use of the Tr-69 management protocol</text:p>
          </table:table-cell>
        </table:table-row>
        <table:table-row>
          <table:table-cell table:style-name="Table6.A2" office:value-type="float" office:value="132">
            <text:p text:style-name="P24">132</text:p>
          </table:table-cell>
          <table:table-cell table:style-name="Table6.B2" office:value-type="string">
            <text:p text:style-name="P26">Repository Service</text:p>
          </table:table-cell>
          <table:table-cell table:style-name="Table6.B2" office:value-type="string">
            <text:p text:style-name="P24">Resource repository abstraction for the Require-Capability model's resources.</text:p>
          </table:table-cell>
          <table:table-cell table:style-name="Table6.D2" office:value-type="string">
            <text:p text:style-name="P24">Very useful in many remote management scenarios.</text:p>
          </table:table-cell>
        </table:table-row>
        <table:table-row>
          <table:table-cell table:style-name="Table6.A2" office:value-type="float" office:value="133">
            <text:p text:style-name="P24">133</text:p>
          </table:table-cell>
          <table:table-cell table:style-name="Table6.B2" office:value-type="string">
            <text:p text:style-name="P26">Services Loader Mediator</text:p>
          </table:table-cell>
          <table:table-cell table:style-name="Table6.B2" office:value-type="string">
            <text:p text:style-name="P24">Alleviates problems with the service loader in OSGi's class loading model.</text:p>
          </table:table-cell>
          <table:table-cell table:style-name="Table6.D2" office:value-type="string">
            <text:p text:style-name="P24"/>
          </table:table-cell>
        </table:table-row>
        <table:table-row>
          <table:table-cell table:style-name="Table6.A2" office:value-type="float" office:value="134">
            <text:p text:style-name="P24">134</text:p>
          </table:table-cell>
          <table:table-cell table:style-name="Table6.B2" office:value-type="string">
            <text:p text:style-name="P26">Subsystem</text:p>
          </table:table-cell>
          <table:table-cell table:style-name="Table6.B2" office:value-type="string">
            <text:p text:style-name="P24">Support for multi-tenancy in OSGi</text:p>
          </table:table-cell>
          <table:table-cell table:style-name="Table6.D2" office:value-type="string">
            <text:p text:style-name="P24"/>
          </table:table-cell>
        </table:table-row>
        <table:table-row>
          <table:table-cell table:style-name="Table6.A2" office:value-type="float" office:value="135">
            <text:p text:style-name="P24">135</text:p>
          </table:table-cell>
          <table:table-cell table:style-name="Table6.B2" office:value-type="string">
            <text:p text:style-name="P26">Common Namespaces</text:p>
          </table:table-cell>
          <table:table-cell table:style-name="Table6.B2" office:value-type="string">
            <text:p text:style-name="P24">Common namespaces for the Require Capability model.</text:p>
          </table:table-cell>
          <table:table-cell table:style-name="Table6.D2" office:value-type="string">
            <text:p text:style-name="P24"/>
          </table:table-cell>
        </table:table-row>
        <table:table-row>
          <table:table-cell table:style-name="Table6.A2" office:value-type="float" office:value="136">
            <text:p text:style-name="P24">136</text:p>
          </table:table-cell>
          <table:table-cell table:style-name="Table6.B2" office:value-type="string">
            <text:p text:style-name="P26">Resolver Service</text:p>
          </table:table-cell>
          <table:table-cell table:style-name="Table6.B2" office:value-type="string">
            <text:p text:style-name="P24">Standardizes a generic API for a Require-Capability resolver.</text:p>
          </table:table-cell>
          <table:table-cell table:style-name="Table6.D2" office:value-type="string">
            <text:p text:style-name="P24">Allows reliable adaptive deployments. i.e. automatically creating and verifying profiles for different devices.</text:p>
          </table:table-cell>
        </table:table-row>
        <table:table-row>
          <table:table-cell table:style-name="Table6.A2" office:value-type="float" office:value="137">
            <text:p text:style-name="P24">137</text:p>
          </table:table-cell>
          <table:table-cell table:style-name="Table6.B2" office:value-type="string">
            <text:p text:style-name="P26">REST Management</text:p>
          </table:table-cell>
          <table:table-cell table:style-name="Table6.B2" office:value-type="string">
            <text:p text:style-name="P24">A REST based protocol to manage an OSGi Framework.</text:p>
          </table:table-cell>
          <table:table-cell table:style-name="Table6.D2" office:value-type="string">
            <text:p text:style-name="P24">Remote Management (though it is likely more is needed since this API does not include configuration).</text:p>
          </table:table-cell>
        </table:table-row>
        <table:table-row>
          <table:table-cell table:style-name="Table6.A2" office:value-type="float" office:value="138">
            <text:p text:style-name="P24">138</text:p>
          </table:table-cell>
          <table:table-cell table:style-name="Table6.B2" office:value-type="string">
            <text:p text:style-name="P26">Asynchronous Service</text:p>
          </table:table-cell>
          <table:table-cell table:style-name="Table6.B2" office:value-type="string">
            <text:p text:style-name="P24">Enables any OSGi service to be called asynchronously, based on the OSGi promises.</text:p>
          </table:table-cell>
          <table:table-cell table:style-name="Table6.D2" office:value-type="string">
            <text:p text:style-name="P24">Very useful since edge devices and gateways must manage their connectivity more close. Of course it is also useful in the backend for streaming.</text:p>
          </table:table-cell>
        </table:table-row>
        <table:table-row>
          <table:table-cell table:style-name="Table6.A2" office:value-type="float" office:value="139">
            <text:p text:style-name="P24">139</text:p>
          </table:table-cell>
          <table:table-cell table:style-name="Table6.B2" office:value-type="string">
            <text:p text:style-name="P26">EnOcean Device Service</text:p>
          </table:table-cell>
          <table:table-cell table:style-name="Table6.B2" office:value-type="string">
            <text:p text:style-name="P24">A wireless communication protocol designed for low-cost and low-power devices by EnOcean Alliance.</text:p>
          </table:table-cell>
          <table:table-cell table:style-name="Table6.D2" office:value-type="string">
            <text:p text:style-name="P24">In applicable situations</text:p>
          </table:table-cell>
        </table:table-row>
        <table:table-row>
          <table:table-cell table:style-name="Table6.A2" office:value-type="float" office:value="140">
            <text:p text:style-name="P24">140</text:p>
          </table:table-cell>
          <table:table-cell table:style-name="Table6.B2" office:value-type="string">
            <text:p text:style-name="P26">Http Whiteboard</text:p>
          </table:table-cell>
          <table:table-cell table:style-name="Table6.B2" office:value-type="string">
            <text:p text:style-name="P24">Allows the use of an HTTP server by registering a servlet service.</text:p>
          </table:table-cell>
          <table:table-cell table:style-name="Table6.D2" office:value-type="string">
            <text:p text:style-name="P24">Useful for devices that need to provide HTML/Javascript front-end</text:p>
          </table:table-cell>
        </table:table-row>
        <table:table-row>
          <table:table-cell table:style-name="Table6.A2" office:value-type="float" office:value="141">
            <text:p text:style-name="P24">141</text:p>
          </table:table-cell>
          <table:table-cell table:style-name="Table6.B2" office:value-type="string">
            <text:p text:style-name="P26">Device Abstraction Layer</text:p>
          </table:table-cell>
          <table:table-cell table:style-name="Table6.B2" office:value-type="string">
            <text:p text:style-name="P24">A unified interface for application developers to interact with sensor, devices, etc. connected to a gateway. Application developers don't have to deal with protocol specific details which simplifies the development of their applications.</text:p>
          </table:table-cell>
          <table:table-cell table:style-name="Table6.D2" office:value-type="string">
            <text:p text:style-name="P24">Crucial for edge devices and gateways</text:p>
          </table:table-cell>
        </table:table-row>
        <table:table-row>
          <table:table-cell table:style-name="Table6.A2" office:value-type="float" office:value="143">
            <text:p text:style-name="P24">143</text:p>
          </table:table-cell>
          <table:table-cell table:style-name="Table6.B2" office:value-type="string">
            <text:p text:style-name="P26">Network Interface Information Service</text:p>
          </table:table-cell>
          <table:table-cell table:style-name="Table6.B2" office:value-type="string">
            <text:p text:style-name="P24">A standard way for bundles to receive notification about changes in the network interface and IP address</text:p>
          </table:table-cell>
          <table:table-cell table:style-name="Table6.D2" office:value-type="string">
            <text:p text:style-name="P24">Crucial for gateways and edge devices.</text:p>
          </table:table-cell>
        </table:table-row>
        <table:table-row>
          <table:table-cell table:style-name="Table6.A2" office:value-type="float" office:value="144">
            <text:p text:style-name="P24">144</text:p>
          </table:table-cell>
          <table:table-cell table:style-name="Table6.B2" office:value-type="string">
            <text:p text:style-name="P26">Resource Monitoring</text:p>
          </table:table-cell>
          <table:table-cell table:style-name="Table6.B2" office:value-type="string">
            <text:p text:style-name="P24">An API for applications to monitor hardware resources consumed by any set of bundles. </text:p>
          </table:table-cell>
          <table:table-cell table:style-name="Table6.D2" office:value-type="string">
            <text:p text:style-name="P24">Crucial</text:p>
          </table:table-cell>
        </table:table-row>
        <table:table-row>
          <table:table-cell table:style-name="Table6.A2" office:value-type="float" office:value="145">
            <text:p text:style-name="P24">145</text:p>
          </table:table-cell>
          <table:table-cell table:style-name="Table6.B2" office:value-type="string">
            <text:p text:style-name="P26">USB Device Information Category</text:p>
          </table:table-cell>
          <table:table-cell table:style-name="Table6.B2" office:value-type="string">
            <text:p text:style-name="P24">Notifies the details of USB devices when they attach. (Does not allow communication over USB).</text:p>
          </table:table-cell>
          <table:table-cell table:style-name="Table6.D2" office:value-type="string">
            <text:p text:style-name="P24">Could be useful</text:p>
          </table:table-cell>
        </table:table-row>
        <table:table-row>
          <table:table-cell table:style-name="Table6.A2" office:value-type="float" office:value="146">
            <text:p text:style-name="P24">146</text:p>
          </table:table-cell>
          <table:table-cell table:style-name="Table6.B2" office:value-type="string">
            <text:p text:style-name="P26">Serial Device Service</text:p>
          </table:table-cell>
          <table:table-cell table:style-name="Table6.B2" office:value-type="string">
            <text:p text:style-name="P24">Access to a serial communications port</text:p>
          </table:table-cell>
          <table:table-cell table:style-name="Table6.D2" office:value-type="string">
            <text:p text:style-name="P24">Still useful since there are lots of legacy devices using serial communications.</text:p>
          </table:table-cell>
        </table:table-row>
        <table:table-row>
          <table:table-cell table:style-name="Table6.A2" office:value-type="float" office:value="701">
            <text:p text:style-name="P24">701</text:p>
          </table:table-cell>
          <table:table-cell table:style-name="Table6.B2" office:value-type="string">
            <text:p text:style-name="P26">Service &amp; Bundle Tracker</text:p>
          </table:table-cell>
          <table:table-cell table:style-name="Table6.B2" office:value-type="string">
            <text:p text:style-name="P24">Utilities to interact dynamically with services.</text:p>
          </table:table-cell>
          <table:table-cell table:style-name="Table6.D2" office:value-type="string">
            <text:p text:style-name="P24">middleware</text:p>
          </table:table-cell>
        </table:table-row>
        <table:table-row>
          <table:table-cell table:style-name="Table6.A2" office:value-type="float" office:value="702">
            <text:p text:style-name="P24">702</text:p>
          </table:table-cell>
          <table:table-cell table:style-name="Table6.B2" office:value-type="string">
            <text:p text:style-name="P26">XML Parser Service</text:p>
          </table:table-cell>
          <table:table-cell table:style-name="Table6.B2" office:value-type="string">
            <text:p text:style-name="P24"/>
          </table:table-cell>
          <table:table-cell table:style-name="Table6.D2" office:value-type="string">
            <text:p text:style-name="P24"/>
          </table:table-cell>
        </table:table-row>
        <table:table-row>
          <table:table-cell table:style-name="Table6.A2" office:value-type="float" office:value="703">
            <text:p text:style-name="P24">703</text:p>
          </table:table-cell>
          <table:table-cell table:style-name="Table6.B2" office:value-type="string">
            <text:p text:style-name="P26">Position </text:p>
          </table:table-cell>
          <table:table-cell table:style-name="Table6.B2" office:value-type="string">
            <text:p text:style-name="P24">Provides position information</text:p>
          </table:table-cell>
          <table:table-cell table:style-name="Table6.D2" office:value-type="string">
            <text:p text:style-name="P24">For mobile edge devices</text:p>
          </table:table-cell>
        </table:table-row>
        <table:table-row>
          <table:table-cell table:style-name="Table6.A2" office:value-type="float" office:value="704">
            <text:p text:style-name="P24">704</text:p>
          </table:table-cell>
          <table:table-cell table:style-name="Table6.B2" office:value-type="string">
            <text:p text:style-name="P26">Measurement &amp; State</text:p>
          </table:table-cell>
          <table:table-cell table:style-name="Table6.B2" office:value-type="string">
            <text:p text:style-name="P24">Utils for holding measurement values <text:soft-page-break/>with their errors and units.</text:p>
          </table:table-cell>
          <table:table-cell table:style-name="Table6.D2" office:value-type="string">
            <text:p text:style-name="P24">-</text:p>
          </table:table-cell>
        </table:table-row>
        <table:table-row>
          <table:table-cell table:style-name="Table6.A2" office:value-type="float" office:value="705">
            <text:p text:style-name="P24">705</text:p>
          </table:table-cell>
          <table:table-cell table:style-name="Table6.B2" office:value-type="string">
            <text:p text:style-name="P26">Promises</text:p>
          </table:table-cell>
          <table:table-cell table:style-name="Table6.B2" office:value-type="string">
            <text:p text:style-name="P24">Utility to simplify asynchronous code</text:p>
          </table:table-cell>
          <table:table-cell table:style-name="Table6.D2" office:value-type="string">
            <text:p text:style-name="P24">See chapter 138</text:p>
          </table:table-cell>
        </table:table-row>
        <table:table-row>
          <table:table-cell table:style-name="Table6.A2" office:value-type="float" office:value="999">
            <text:p text:style-name="P24">999</text:p>
          </table:table-cell>
          <table:table-cell table:style-name="Table6.B2" office:value-type="string">
            <text:p text:style-name="P26">Execution Environment</text:p>
          </table:table-cell>
          <table:table-cell table:style-name="Table6.B2" office:value-type="string">
            <text:p text:style-name="P24">Profiles for the target environment</text:p>
          </table:table-cell>
          <table:table-cell table:style-name="Table6.D2" office:value-type="string">
            <text:p text:style-name="P24">Very useful for adaptive deployments.</text:p>
          </table:table-cell>
        </table:table-row>
      </table:table>
      <text:h text:style-name="Heading_20_2" text:outline-level="2">RFPs in the Pipeline</text:h>
      <text:p text:style-name="Body">The OSGi Alliance is currently working on a number of Request for Proposals (RFP). These proposals and their applicability for IoT are listed in the following table:</text:p>
      <table:table table:name="Table7" table:style-name="Table7">
        <table:table-column table:style-name="Table7.A"/>
        <table:table-column table:style-name="Table7.B"/>
        <table:table-column table:style-name="Table7.C"/>
        <table:table-column table:style-name="Table7.D"/>
        <table:table-row>
          <table:table-cell table:style-name="Table7.A1" office:value-type="float" office:value="156">
            <text:p text:style-name="Table_20_Contents">156</text:p>
          </table:table-cell>
          <table:table-cell table:style-name="Table7.B1" office:value-type="string">
            <text:p text:style-name="Table_20_Contents">Native OSGi</text:p>
          </table:table-cell>
          <table:table-cell table:style-name="Table7.B1" office:value-type="string">
            <text:p text:style-name="Table_20_Contents">Implementation of OSGi in C(++)</text:p>
          </table:table-cell>
          <table:table-cell table:style-name="Table7.D1" office:value-type="string">
            <text:p text:style-name="Table_20_Contents">Might be useful for small devices.</text:p>
          </table:table-cell>
        </table:table-row>
        <table:table-row>
          <table:table-cell table:style-name="Table7.A2" office:value-type="float" office:value="158">
            <text:p text:style-name="Table_20_Contents">158</text:p>
          </table:table-cell>
          <table:table-cell table:style-name="Table7.B2" office:value-type="string">
            <text:p text:style-name="Table_20_Contents">Distributed Eventing</text:p>
          </table:table-cell>
          <table:table-cell table:style-name="Table7.B2" office:value-type="string">
            <text:p text:style-name="Table_20_Contents">Distribution of events</text:p>
          </table:table-cell>
          <table:table-cell table:style-name="Table7.D2" office:value-type="string">
            <text:p text:style-name="Table_20_Contents">Crucial</text:p>
          </table:table-cell>
        </table:table-row>
        <table:table-row>
          <table:table-cell table:style-name="Table7.A2" office:value-type="float" office:value="160">
            <text:p text:style-name="Table_20_Contents">160</text:p>
          </table:table-cell>
          <table:table-cell table:style-name="Table7.B2" office:value-type="string">
            <text:p text:style-name="Table_20_Contents">Application Framework</text:p>
          </table:table-cell>
          <table:table-cell table:style-name="Table7.B2" office:value-type="string">
            <text:p text:style-name="Table_20_Contents">RFP for OSGi enRoute</text:p>
          </table:table-cell>
          <table:table-cell table:style-name="Table7.D2" office:value-type="string">
            <text:p text:style-name="Table_20_Contents">Could provide foundation for GUI application model for IoT devices and backend</text:p>
          </table:table-cell>
        </table:table-row>
        <table:table-row>
          <table:table-cell table:style-name="Table7.A2" office:value-type="float" office:value="163">
            <text:p text:style-name="Table_20_Contents">163</text:p>
          </table:table-cell>
          <table:table-cell table:style-name="Table7.B2" office:value-type="string">
            <text:p text:style-name="Table_20_Contents">Log Service Update</text:p>
          </table:table-cell>
          <table:table-cell table:style-name="Table7.B2" office:value-type="string">
            <text:p text:style-name="Table_20_Contents">Proposal to allow the use of SFL4J et. al. as well as providing a more dynamic management interface.</text:p>
          </table:table-cell>
          <table:table-cell table:style-name="Table7.D2" office:value-type="string">
            <text:p text:style-name="Table_20_Contents">Applicable</text:p>
          </table:table-cell>
        </table:table-row>
        <table:table-row>
          <table:table-cell table:style-name="Table7.A2" office:value-type="float" office:value="164">
            <text:p text:style-name="Table_20_Contents">164</text:p>
          </table:table-cell>
          <table:table-cell table:style-name="Table7.B2" office:value-type="string">
            <text:p text:style-name="Table_20_Contents">Authentication</text:p>
          </table:table-cell>
          <table:table-cell table:style-name="Table7.B2" office:value-type="string">
            <text:p text:style-name="Table_20_Contents">Authenticator service API</text:p>
          </table:table-cell>
          <table:table-cell table:style-name="Table7.D2" office:value-type="string">
            <text:p text:style-name="Table_20_Contents">Can be used on gateways and in the backend to identify users. </text:p>
          </table:table-cell>
        </table:table-row>
        <table:table-row>
          <table:table-cell table:style-name="Table7.A2" office:value-type="float" office:value="165">
            <text:p text:style-name="Table_20_Contents">165</text:p>
          </table:table-cell>
          <table:table-cell table:style-name="Table7.B2" office:value-type="string">
            <text:p text:style-name="Table_20_Contents">Authorization</text:p>
          </table:table-cell>
          <table:table-cell table:style-name="Table7.B2" office:value-type="string">
            <text:p text:style-name="Table_20_Contents">Authorization of actions on behalf of a user.</text:p>
          </table:table-cell>
          <table:table-cell table:style-name="Table7.D2" office:value-type="string">
            <text:p text:style-name="Table_20_Contents">Very useful as authority model, especially when GUIs need to be adapted to what a user can do.</text:p>
          </table:table-cell>
        </table:table-row>
        <table:table-row>
          <table:table-cell table:style-name="Table7.A2" office:value-type="float" office:value="166">
            <text:p text:style-name="Table_20_Contents">166</text:p>
          </table:table-cell>
          <table:table-cell table:style-name="Table7.B2" office:value-type="string">
            <text:p text:style-name="Table_20_Contents">Scheduling</text:p>
          </table:table-cell>
          <table:table-cell table:style-name="Table7.B2" office:value-type="string">
            <text:p text:style-name="Table_20_Contents">Time based functions integrated with Promises</text:p>
          </table:table-cell>
          <table:table-cell table:style-name="Table7.D2" office:value-type="string">
            <text:p text:style-name="Table_20_Contents">Very useful because many actions on smaller devices require time/date based scheduling</text:p>
          </table:table-cell>
        </table:table-row>
        <table:table-row>
          <table:table-cell table:style-name="Table7.A2" office:value-type="float" office:value="167">
            <text:p text:style-name="Table_20_Contents">167</text:p>
          </table:table-cell>
          <table:table-cell table:style-name="Table7.B2" office:value-type="string">
            <text:p text:style-name="Table_20_Contents">Manifest Annotations</text:p>
          </table:table-cell>
          <table:table-cell table:style-name="Table7.B2" office:value-type="string">
            <text:p text:style-name="Table_20_Contents">Creates bundle manifest entries from annotations.</text:p>
          </table:table-cell>
          <table:table-cell table:style-name="Table7.D2" office:value-type="string">
            <text:p text:style-name="Table_20_Contents"/>
          </table:table-cell>
        </table:table-row>
        <table:table-row>
          <table:table-cell table:style-name="Table7.A2" office:value-type="float" office:value="168">
            <text:p text:style-name="Table_20_Contents">168</text:p>
          </table:table-cell>
          <table:table-cell table:style-name="Table7.B2" office:value-type="string">
            <text:p text:style-name="Table_20_Contents">Configurer</text:p>
          </table:table-cell>
          <table:table-cell table:style-name="Table7.B2" office:value-type="string">
            <text:p text:style-name="P24">Extender for Configuring devices through bundles. i.e. the configurations are stored in a bundle.</text:p>
          </table:table-cell>
          <table:table-cell table:style-name="Table7.D2" office:value-type="string">
            <text:p text:style-name="Table_20_Contents">Simplifies remote management</text:p>
          </table:table-cell>
        </table:table-row>
        <table:table-row>
          <table:table-cell table:style-name="Table7.A2" office:value-type="float" office:value="169">
            <text:p text:style-name="Table_20_Contents">169</text:p>
          </table:table-cell>
          <table:table-cell table:style-name="Table7.B2" office:value-type="string">
            <text:p text:style-name="Table_20_Contents">Object Conversion</text:p>
          </table:table-cell>
          <table:table-cell table:style-name="Table7.B2" office:value-type="string">
            <text:p text:style-name="Table_20_Contents">Generic data conversion support</text:p>
          </table:table-cell>
          <table:table-cell table:style-name="Table7.D2" office:value-type="string">
            <text:p text:style-name="Table_20_Contents">Useful, especially for software that communicates with other processes.</text:p>
          </table:table-cell>
        </table:table-row>
        <table:table-row>
          <table:table-cell table:style-name="Table7.A2" office:value-type="float" office:value="170">
            <text:p text:style-name="Table_20_Contents">170</text:p>
          </table:table-cell>
          <table:table-cell table:style-name="Table7.B2" office:value-type="string">
            <text:p text:style-name="Table_20_Contents">Persistence</text:p>
          </table:table-cell>
          <table:table-cell table:style-name="Table7.B2" office:value-type="string">
            <text:p text:style-name="Table_20_Contents">Specifies how to use JPA with OSGi</text:p>
          </table:table-cell>
          <table:table-cell table:style-name="Table7.D2" office:value-type="string">
            <text:p text:style-name="Table_20_Contents"/>
          </table:table-cell>
        </table:table-row>
        <table:table-row>
          <table:table-cell table:style-name="Table7.A2" office:value-type="float" office:value="171">
            <text:p text:style-name="Table_20_Contents">171</text:p>
          </table:table-cell>
          <table:table-cell table:style-name="Table7.B2" office:value-type="string">
            <text:p text:style-name="Table_20_Contents">Web Resources</text:p>
          </table:table-cell>
          <table:table-cell table:style-name="Table7.B2" office:value-type="string">
            <text:p text:style-name="Table_20_Contents">Wrap javascript, css, etc. files that re required by a bundle in bundles and use the OSGi Require-Capability model to ensure their deployment.</text:p>
          </table:table-cell>
          <table:table-cell table:style-name="Table7.D2" office:value-type="string">
            <text:p text:style-name="Table_20_Contents">Adaptive deployment</text:p>
          </table:table-cell>
        </table:table-row>
        <table:table-row>
          <table:table-cell table:style-name="Table7.A2" office:value-type="float" office:value="172">
            <text:p text:style-name="Table_20_Contents">172</text:p>
          </table:table-cell>
          <table:table-cell table:style-name="Table7.B2" office:value-type="string">
            <text:p text:style-name="Table_20_Contents">Protocols</text:p>
          </table:table-cell>
          <table:table-cell table:style-name="Table7.B2" office:value-type="string">
            <text:p text:style-name="Table_20_Contents">OSGi Remote services map services to external communication endpoints. This RFP requests proposals for standardizing mapping service APIs to common protocols like REST and WS-*.</text:p>
          </table:table-cell>
          <table:table-cell table:style-name="Table7.D2" office:value-type="string">
            <text:p text:style-name="Table_20_Contents"/>
          </table:table-cell>
        </table:table-row>
        <table:table-row>
          <table:table-cell table:style-name="Table7.A2" office:value-type="float" office:value="173">
            <text:p text:style-name="Table_20_Contents">173</text:p>
          </table:table-cell>
          <table:table-cell table:style-name="Table7.B2" office:value-type="string">
            <text:p text:style-name="Table_20_Contents">JAX-RS</text:p>
          </table:table-cell>
          <table:table-cell table:style-name="Table7.B2" office:value-type="string">
            <text:p text:style-name="Table_20_Contents">JAX-RS is a popular standard to implement a REST endpoint. This RFP requests a proposal for defining how to use this standard in OSGi.</text:p>
          </table:table-cell>
          <table:table-cell table:style-name="Table7.D2" office:value-type="string">
            <text:p text:style-name="Table_20_Contents"/>
          </table:table-cell>
        </table:table-row>
        <table:table-row>
          <table:table-cell table:style-name="Table7.A2" office:value-type="float" office:value="174">
            <text:p text:style-name="Table_20_Contents">174</text:p>
          </table:table-cell>
          <table:table-cell table:style-name="Table7.B2" office:value-type="string">
            <text:p text:style-name="Table_20_Contents">Device Access Update</text:p>
          </table:table-cell>
          <table:table-cell table:style-name="Table7.B2" office:value-type="string">
            <text:p text:style-name="Table_20_Contents">Improve the usability of Device Access.</text:p>
          </table:table-cell>
          <table:table-cell table:style-name="Table7.D2" office:value-type="string">
            <text:p text:style-name="Table_20_Contents"/>
          </table:table-cell>
        </table:table-row>
        <text:soft-page-break/>
        <table:table-row>
          <table:table-cell table:style-name="Table7.A2" office:value-type="float" office:value="175">
            <text:p text:style-name="Table_20_Contents">175</text:p>
          </table:table-cell>
          <table:table-cell table:style-name="Table7.B2" office:value-type="string">
            <text:p text:style-name="Table_20_Contents">IoT Requirements</text:p>
          </table:table-cell>
          <table:table-cell table:style-name="Table7.B2" office:value-type="string">
            <text:p text:style-name="Table_20_Contents">This document.</text:p>
          </table:table-cell>
          <table:table-cell table:style-name="Table7.D2" office:value-type="string">
            <text:p text:style-name="Table_20_Contents">Infinitely applicable ...</text:p>
          </table:table-cell>
        </table:table-row>
      </table:table>
      <text:p text:style-name="Body"/>
      <text:h text:style-name="P30" text:outline-level="2">Terminology + Abbreviations</text:h>
      <text:p text:style-name="P11"><text:span text:style-name="T7">Backend</text:span> – A usually large server performing storage, analytic, and orchestration functions. <text:span text:style-name="T9">Also running in the cloud.</text:span> </text:p>
      <text:p text:style-name="P11"><text:span text:style-name="T7">Gateway</text:span> – A smaller server that connects to the backend and edge devices. It can store, filter, map, aggregate, and coalesce information from the edge devices before they are conveyed to the backend.</text:p>
      <text:p text:style-name="P11"><text:span text:style-name="T7">Edge Device</text:span> – A simple device that is either connected to a gateway or a backend server.</text:p>
      <text:p text:style-name="P11"><text:span text:style-name="T7">Real Time</text:span> – A real time system provides guarantees about response times. (This RFP will only use real time <text:span text:style-name="T9">in </text:span>this sense).</text:p>
      <text:p text:style-name="P11"><text:span text:style-name="T7">Upstream</text:span> – From Edge device to backend</text:p>
      <text:p text:style-name="P11"><text:span text:style-name="T7">Downstream</text:span> – From backend to Edge device.</text:p>
      <text:h text:style-name="P60" text:outline-level="1">Problems</text:h>
      <text:p text:style-name="Body">The following sections discuss the problems as identified during the workshops. They start with a general introduction of the topic. The section will also discuss any work that already has been initiated in OSGi <text:span text:style-name="T9">Alliance</text:span>. It then also tries to list the topics/issues raised during the workshops.</text:p>
      <text:h text:style-name="P30" text:outline-level="2">Device Abstractions</text:h>
      <text:p text:style-name="Body">The Device Abstraction Layer (DAL) specification defines a common abstraction for devices connected to a gateway. It provides a generic model for connected and unconnected devices. A device has a set of attributes/properties that can be get and set. A device can also execute actions.<text:span text:style-name="T2"> In this model, devices are registered as services, this allows discoverability. A number of templates have been defined for common devices. </text:span>The DAL is defined in the of OSGi Residential <text:s/>R6 Specification in chapter 141.</text:p>
      <text:p text:style-name="P11">Mentioned:</text:p>
      <text:list xml:id="list2272363519618563449" text:style-name="L3">
        <text:list-item>
          <text:p text:style-name="P32">Network data abstraction</text:p>
        </text:list-item>
        <text:list-item>
          <text:p text:style-name="P32">Device and Protocol Abstraction</text:p>
        </text:list-item>
        <text:list-item>
          <text:p text:style-name="P32">Ability to accommodate legacy devices (not only new)</text:p>
        </text:list-item>
        <text:list-item>
          <text:p text:style-name="P32">IO abstraction</text:p>
        </text:list-item>
      </text:list>
      <text:h text:style-name="P30" text:outline-level="2"><text:soft-page-break/>Device Drivers</text:h>
      <text:p text:style-name="P11">Currently Java has no proper support for directly interacting with standard bus interfaces like USB. There are a large number of protocols that imply devices that are potentially applicable to develop specifications for. These are listed in the Application Domain section. </text:p>
      <text:p text:style-name="P11">Mentioned:</text:p>
      <text:list xml:id="list4941944758512381453" text:style-name="L4">
        <text:list-item>
          <text:p text:style-name="P33">Dynamically discover + user comms protocols</text:p>
        </text:list-item>
        <text:list-item>
          <text:p text:style-name="P33">Bluetooth support</text:p>
        </text:list-item>
      </text:list>
      <text:h text:style-name="P30" text:outline-level="2">Messaging</text:h>
      <text:p text:style-name="P11">In an IoT world, the edge devices, the gateways, and the backend server must regularly communicate. Generally, the connectivity is very good for the backend, the network rarely fails. And even if the network fails, backups can usually kick in quickly. However, this is not true for the gateways and edge devices. There is therefore a need to send messages upstream and downstream in a reliable way or at least make it explicit what kind of quality of service a channel provides. This generally means having the option to store messages for later delivery. Bandwidth is also a concern at the edge. For this reason, a number of protocols have been developed that are very efficient with the bandwidth.</text:p>
      <text:p text:style-name="P11">These problems are addressed in a messaging API. The standard Java API for this is JMS, a public subscribe model with different quality of services. The OSGi <text:span text:style-name="T9">Alliance</text:span> is currently discuss<text:span text:style-name="T9">ing</text:span> providing a service based API for the different types of messaging.</text:p>
      <text:p text:style-name="P11">Parts of the messaging need can be addressed with the existing Event Admin API. This is already a flexible publish subscribe model. However, there is no specification that handles reliable messaging.</text:p>
      <text:p text:style-name="P11">Mentioned:</text:p>
      <text:list xml:id="list192367528" text:continue-list="list2272363519618563449" text:style-name="L3">
        <text:list-item>
          <text:p text:style-name="P32">Abstraction for HTTP/CoAP</text:p>
        </text:list-item>
        <text:list-item>
          <text:p text:style-name="P34">Need to support CoAP, MQTT, REST (and 30 other protocols) [Service bus approach]</text:p>
        </text:list-item>
      </text:list>
      <text:h text:style-name="P30" text:outline-level="2">Orchestration</text:h>
      <text:p text:style-name="P11">Orchestration is the task of controlling devices in a required way. The following issues were listed with respect to orchestration:</text:p>
      <text:list xml:id="list7377606275176353849" text:style-name="L5">
        <text:list-item>
          <text:p text:style-name="P37">Rule engine distributed</text:p>
        </text:list-item>
        <text:list-item>
          <text:p text:style-name="P37">Rule engine (Hierarchical)</text:p>
        </text:list-item>
      </text:list>
      <text:h text:style-name="P30" text:outline-level="2">Resource Management</text:h>
      <text:p text:style-name="Body">Resource Management is an aspect that has been discussed within the OSGi from the early days. It basically is a requirement to limit the resource that a specific application can use on a device. For example, memory, cpu cycles, threads etc.</text:p>
      <text:p text:style-name="Body">The Expert Groups came to the conclusion that controlling resources from within a framework is a really hard problem since it is difficult to allocate resource consumption to a specific bundle. The solution has been to create an API that can report resource usage. Applications on an OSGi framework can then control the resource <text:soft-page-break/>consumption and take appropriate actions when limits are exceeded. However, this is a best effort because the only proper resource management can be done via an operating system process.<text:span text:style-name="T8"> See the OSGi Residential R6 specification, chapter 144.</text:span></text:p>
      <text:p text:style-name="P11">There is a strong desire to constrain the resource consumption of applications even though this is hard. This will better allow QoS support. As discussed in the Application Domain, there are severe constraints on what is possible but Oracle indicated that there are useful (hidden) APIs in this area on the JVM. </text:p>
      <text:p text:style-name="P11">The following resources were listed to be constrained and described:</text:p>
      <text:list xml:id="list6208642655379396082" text:style-name="L6">
        <text:list-item>
          <text:p text:style-name="P38">CPU</text:p>
        </text:list-item>
        <text:list-item>
          <text:p text:style-name="P38">Memory</text:p>
        </text:list-item>
        <text:list-item>
          <text:p text:style-name="P38">Storage</text:p>
        </text:list-item>
        <text:list-item>
          <text:p text:style-name="P38">Network</text:p>
        </text:list-item>
      </text:list>
      <text:h text:style-name="P30" text:outline-level="2">Power Management</text:h>
      <text:p text:style-name="P11">Power management is support for detecting the context of the device and letting the device operate with reduced functionality but reduced power consumption. For example, letting a computer sleep.</text:p>
      <text:p text:style-name="P11">Mentioned:</text:p>
      <text:list xml:id="list7450238046161454503" text:style-name="L7">
        <text:list-item>
          <text:p text:style-name="P39">Support for scheduled communications windows (power saving).</text:p>
        </text:list-item>
      </text:list>
      <text:h text:style-name="Heading_20_2" text:outline-level="2">Real Time</text:h>
      <text:p text:style-name="P11">A large class of edge device applications require response that must not exceed a limit. Since Java cannot guarantee real-time responses except for specialized JVMs (garbage collection and class loading introduce non-deterministic response times) there is a need for an abstraction that allows real-time requirements to be met. An example could be some abstraction of a co-processor or defining some code that could be called with some real-time guarantees under certain restrictions. For example, a core could be dedicated to a single function.</text:p>
      <text:h text:style-name="P30" text:outline-level="2">Remote Management</text:h>
      <text:p text:style-name="Body">The OSGi specifications were designed to be useful in remotely managed situations, however, the OSGi never defined a protocol for remote management. The reasoning was that by specifying an API that would allow the framework to be fully managed<text:span text:style-name="T9">,</text:span> any number of protocols could easily be supported. After all, any bundle implementing a protocol runs on any framework. This model has worked very well since there are hundreds of remote management bundles available.</text:p>
      <text:p text:style-name="Body">However, the capabilities of OSGi are quite unique and many remote management protocols do not provide for the rich life cycle that OSGi provides. There are therefore few higher level protocols that understand the concept of managing a set of bundles on a device. TR-69 and OMA-DM are protocols that added these concepts (in collaboration with the OSGi) but they are quite complex to implement.</text:p>
      <text:p text:style-name="Body"><text:span text:style-name="T2">For this reason, the OSGi Alliance added its first protocol in the current R6 specification. This is a REST protocol that provides the primitives to remotely manage an OSGi framework over HTTP. Additional work was done to make OSGi easier to manage remotely by defining </text:span><text:span text:style-name="T3">data objects</text:span><text:span text:style-name="T2"> (DTOs) that reflect the state of the OSGi. DTOs are public field only objects and are easy to serialize and mediate.</text:span></text:p>
      <text:p text:style-name="Body"><text:soft-page-break/><text:span text:style-name="T2">The OSGi specifications contain a specification that allows a device to be remotely initialized. This specification is called </text:span><text:span text:style-name="T3">110 Initial Provisioning</text:span><text:span text:style-name="T2">. It provides a model where a device can register with a server passing a unique identifier for the device and receive a set of initial bundles.</text:span></text:p>
      <text:p text:style-name="P11">Though the OSGi nowadays provide a rich management model there are still a number of common problems:</text:p>
      <text:list xml:id="list8272250523738576188" text:style-name="L8">
        <text:list-item>
          <text:p text:style-name="P40">No standardized configuration protocol</text:p>
        </text:list-item>
        <text:list-item>
          <text:p text:style-name="P40">No standardized fault management</text:p>
        </text:list-item>
        <text:list-item>
          <text:p text:style-name="P40">Management of firmware or JVM/OS (i.e. the software outside the OSGi framework)</text:p>
        </text:list-item>
        <text:list-item>
          <text:p text:style-name="P40">There is no abstraction of a cluster in OSGi. This means that it is impossible to find out siblings and maybe ancestors and children of the framework in a standardized way.</text:p>
        </text:list-item>
        <text:list-item>
          <text:p text:style-name="P40">The current Initial Provisioning standard provides a good model for initializing a device but the model lacks a proper security like for example certificate management.</text:p>
        </text:list-item>
        <text:list-item>
          <text:p text:style-name="P40">Management of relations between gateways and devices</text:p>
        </text:list-item>
        <text:list-item>
          <text:p text:style-name="P40">Synchronization between the backend and the edge devices for backup and configuration</text:p>
        </text:list-item>
        <text:list-item>
          <text:p text:style-name="P40">Remote Management to Remote Management interoperability (federated remote management)</text:p>
        </text:list-item>
      </text:list>
      <text:h text:style-name="P30" text:outline-level="2">Data/Eventing Management</text:h>
      <text:p text:style-name="P11">In IoT edge devices generate data that will flow upstream. This data will generally be sen<text:span text:style-name="T9">t</text:span> as events, where an event is a piece of data that is ordered in a stream. Since there are expected to be many edge devices it will be necessary to transform this data when it moves upstream:</text:p>
      <text:list xml:id="list3976771105518351614" text:style-name="L9">
        <text:list-item>
          <text:p text:style-name="P41">Aggregate – Take a number of events and turn then into a new event</text:p>
        </text:list-item>
        <text:list-item>
          <text:p text:style-name="P41">Coalesce – Remove queued events with later events that override it.</text:p>
        </text:list-item>
        <text:list-item>
          <text:p text:style-name="P41">Map/Mediate – Map an event to another event potentially using semantic mapping</text:p>
        </text:list-item>
        <text:list-item>
          <text:p text:style-name="P41">Augment – Add additional data to an event, potentially from third party bundles</text:p>
        </text:list-item>
        <text:list-item>
          <text:p text:style-name="P41">Filter – Throw away events based on some criteria</text:p>
        </text:list-item>
        <text:list-item>
          <text:p text:style-name="P41">Dispatch – Dispatch events upstream to different backends based on the event's content</text:p>
        </text:list-item>
        <text:list-item>
          <text:p text:style-name="P41">Throttle – Reduce the rate of events sent when the backend can no longer handle the rate</text:p>
        </text:list-item>
        <text:list-item>
          <text:p text:style-name="P41">Queueing – When a device is disconnected it may be necessary to store the events until the device becomes online again</text:p>
        </text:list-item>
      </text:list>
      <text:p text:style-name="P11">Since there can be several stages between the edge device and the backend it is necessary to control these streams in each stage.</text:p>
      <text:p text:style-name="P11">The events will represent the state changes of the device and sometimes this historic information is needed to make proper decisions on the device itself. </text:p>
      <text:p text:style-name="P11"><text:soft-page-break/>Today these functions are not achievable in any standardized way because there is a lack of an API that allows applications to send events to the backend in a standardized way. Such an API would support the following requirements:</text:p>
      <text:list xml:id="list8085022623820373732" text:style-name="L10">
        <text:list-item>
          <text:p text:style-name="P42">The event data should be fully user defined </text:p>
        </text:list-item>
        <text:list-item>
          <text:p text:style-name="P42">Provide an effective way to search data instance</text:p>
        </text:list-item>
        <text:list-item>
          <text:p text:style-name="P42">Data ownership must be managed with data (security)</text:p>
        </text:list-item>
        <text:list-item>
          <text:p text:style-name="P42">Eventing API (unreliable)</text:p>
        </text:list-item>
        <text:list-item>
          <text:p text:style-name="P42">Messaging API (reliable)</text:p>
        </text:list-item>
      </text:list>
      <text:p text:style-name="P11">On the backend side where the events are received there are scaling issues since the amount of devices can be quite large. This would indicates the following requirements:</text:p>
      <text:list xml:id="list1730858699509817491" text:style-name="L11">
        <text:list-item>
          <text:p text:style-name="P43">Parallel transactions ACID</text:p>
        </text:list-item>
        <text:list-item>
          <text:p text:style-name="P43">Combine data from heterogeneous sources to get relevant information</text:p>
        </text:list-item>
      </text:list>
      <text:p text:style-name="P11">There is currently no service API for the OSGi that covers this area.</text:p>
      <text:h text:style-name="P30" text:outline-level="2">Identity Management</text:h>
      <text:p text:style-name="P11">The OSGi <text:span text:style-name="T9">Alliance</text:span> already provides identity management for bundles (bundle symbolic name/version, bundle id), services (service id, and persistent service id), and the framework (framework instance UUID).</text:p>
      <text:p text:style-name="P11">In an IoT environment IP addresses are usually not suitable as identifiers since they can change frequently for a given device. Some devices do not even have an IP address when they are accessed over other protocols, like for example Zigbee. However, a backend must have a way to reliabl<text:span text:style-name="T9">y</text:span> identify devices and frameworks. The following identities are therefore problematic:</text:p>
      <text:list xml:id="list8235115307692014044" text:style-name="L12">
        <text:list-item>
          <text:p text:style-name="P44">Persistent framework identity – An id for a framework that stays the same between reboots (the current framework UUID is refreshed when rebooted)</text:p>
        </text:list-item>
        <text:list-item>
          <text:p text:style-name="P44">Device Id – A unique id for the local machine (which could require defining what a device is since today many devices have independent co-processors and multiple cores).</text:p>
        </text:list-item>
        <text:list-item>
          <text:p text:style-name="P44">Connected Device identity – When a dumb device is connected to an OSGi gateway it will need some identity so that the backend can refer to it.</text:p>
        </text:list-item>
      </text:list>
      <text:h text:style-name="P30" text:outline-level="2">Network Connectivity </text:h>
      <text:p text:style-name="P11">In general the network connectivity in OSGi is based on the Java Internet Protocol stack. There is a rich API in Java that allows applications to discover the network interfaces and their setup. However, on edge devices and gateways there is a need to control and react to the communication channel(s) since their world is quite heterogeneous and chaotic. </text:p>
      <text:p text:style-name="Body"><text:span text:style-name="T2">The OSGi Residential group has defined a </text:span><text:span text:style-name="T3">Network Interface Information Service Specification</text:span><text:span text:style-name="T2"> in chapter 134 that applies to this problem area. </text:span></text:p>
      <text:p text:style-name="P11"><text:soft-page-break/>The following issues have been identified as being relevant in this topic</text:p>
      <text:list xml:id="list4134271095571766297" text:style-name="L13">
        <text:list-item>
          <text:p text:style-name="P45">Cost of the communication channel – Hold off sending events until the cost is below a threshold</text:p>
        </text:list-item>
        <text:list-item>
          <text:p text:style-name="P45">Bandwidth management</text:p>
        </text:list-item>
        <text:list-item>
          <text:p text:style-name="P45">Wireless connections management (credentials management)</text:p>
        </text:list-item>
        <text:list-item>
          <text:p text:style-name="P45">Detecting that networks change</text:p>
        </text:list-item>
        <text:list-item>
          <text:p text:style-name="P45">Reliability of the channels</text:p>
        </text:list-item>
        <text:list-item>
          <text:p text:style-name="P45">Confidentiality of the channels</text:p>
        </text:list-item>
        <text:list-item>
          <text:p text:style-name="P45">Controlling which of the available channels is used</text:p>
        </text:list-item>
        <text:list-item>
          <text:p text:style-name="P45">Use of other communication channels then IP</text:p>
        </text:list-item>
      </text:list>
      <text:p text:style-name="P11">The following related issues were discussed under this topic but might be unrelated:</text:p>
      <text:list xml:id="list4592486205072599482" text:style-name="L14">
        <text:list-item>
          <text:p text:style-name="P46">Software Defined Networks</text:p>
        </text:list-item>
        <text:list-item>
          <text:p text:style-name="P46">OSGi for network virtualization</text:p>
        </text:list-item>
        <text:list-item>
          <text:p text:style-name="P46">Distributed Services orchestration</text:p>
        </text:list-item>
      </text:list>
      <text:h text:style-name="P30" text:outline-level="2">Cloud</text:h>
      <text:p text:style-name="P11">The IoT backend is assumed to run enterprise software. For this class of applications there are already a large number of APIs available. There is of course Java Enterprise Edition with its myriad of APIs as well as the adaptions that OSGi did for the major specifications. The OSGi Enterprise release 7 is also intended to contain a large number of specifications dedicated to enterprise and cloud. </text:p>
      <text:p text:style-name="P11">The following issues were discussed:</text:p>
      <text:list xml:id="list7500197731795690467" text:style-name="L15">
        <text:list-item>
          <text:p text:style-name="P47">Federation</text:p>
        </text:list-item>
        <text:list-item>
          <text:p text:style-name="P47">Locality behavior data processing</text:p>
        </text:list-item>
        <text:list-item>
          <text:p text:style-name="P47">Cloud hierarchy</text:p>
        </text:list-item>
        <text:list-item>
          <text:p text:style-name="P47">Standard access to data</text:p>
        </text:list-item>
        <text:list-item>
          <text:p text:style-name="P47">oneM2M Connector</text:p>
        </text:list-item>
        <text:list-item>
          <text:p text:style-name="P35">Dynamic scaling devices &lt;-&gt; cloud</text:p>
        </text:list-item>
      </text:list>
      <text:h text:style-name="P30" text:outline-level="2">Education &amp; Tooling</text:h>
      <text:p text:style-name="P11">OSGi has a long history. One problem with that is the presence of many examples that use OSGi in the old way. The current model is using Declarative Services with tooling like the Maven bundle plugin and/or bnd(tools). An <text:soft-page-break/>effort is under way in the enRoute project to create a toolchain, examples, and tutorials that will provide a very powerful development environment and is easy to get started with.</text:p>
      <text:p text:style-name="P11">That said, more works need to be done. The following issues were discussed:</text:p>
      <text:list xml:id="list1865517376524948406" text:style-name="L16">
        <text:list-item>
          <text:p text:style-name="P48">Best Practices</text:p>
          <text:list>
            <text:list-item>
              <text:p text:style-name="P48">How to handle converting legacy applications to a modular world</text:p>
            </text:list-item>
            <text:list-item>
              <text:p text:style-name="P48">Provide application templates</text:p>
            </text:list-item>
            <text:list-item>
              <text:p text:style-name="P48">Real life examples/tutorials</text:p>
            </text:list-item>
            <text:list-item>
              <text:p text:style-name="P48">Easier integration of native libs (Transitive deps, dynamic linking)</text:p>
            </text:list-item>
          </text:list>
        </text:list-item>
        <text:list-item>
          <text:p text:style-name="P48">Visual modeling / Management of components</text:p>
        </text:list-item>
        <text:list-item>
          <text:p text:style-name="P48">Composability</text:p>
        </text:list-item>
        <text:list-item>
          <text:p text:style-name="P48">Reusable components</text:p>
        </text:list-item>
        <text:list-item>
          <text:p text:style-name="P48">Provide the reference implementation as open source</text:p>
        </text:list-item>
      </text:list>
      <text:list xml:id="list2022384986509896582" text:style-name="L17">
        <text:list-item>
          <text:p text:style-name="P49">Create eco-systems, engage communities</text:p>
        </text:list-item>
        <text:list-item>
          <text:p text:style-name="P49">Reference implementations &amp; test cases that work with actual devices</text:p>
        </text:list-item>
        <text:list-item>
          <text:p text:style-name="P49">Enforce usage of OSGi approach regarding API def</text:p>
        </text:list-item>
        <text:list-item>
          <text:p text:style-name="P49">Convince people to use OSGi</text:p>
        </text:list-item>
      </text:list>
      <text:p text:style-name="P11">Mentioned:</text:p>
      <text:list xml:id="list240948808" text:continue-numbering="true" text:style-name="L17">
        <text:list-item>
          <text:p text:style-name="P49">Need for 3 basic interactions with IoT devices</text:p>
        </text:list-item>
        <text:list-item>
          <text:p text:style-name="P49">On demand data gathering</text:p>
        </text:list-item>
        <text:list-item>
          <text:p text:style-name="P49">Relationship to requirements/capabilities model &amp; exposed service?</text:p>
        </text:list-item>
        <text:list-item>
          <text:p text:style-name="P49">performing actions</text:p>
        </text:list-item>
      </text:list>
      <text:h text:style-name="P30" text:outline-level="2">Security Management</text:h>
      <text:p text:style-name="P11">OSGi has always had a strong focus on security, each specification has a mandatory section where security is discussed for that specification. Based on the Java security model of permissions, OSGi adds fine grained control of permissions of bundles. Permissions are maintained by Conditional Permission Admin that significantly reduces the maintenance effort permission. It also supports a model where bundle<text:span text:style-name="T9">s</text:span> can carry their own permission which makes the permissions auditable by the actual signer. User based information and credentials are stored in the User Admin service.</text:p>
      <text:p text:style-name="P11">For release 7, a number of security related RFPs have been proposed:</text:p>
      <text:list xml:id="list4439656324632260381" text:style-name="L18">
        <text:list-item>
          <text:p text:style-name="P50"><text:soft-page-break/>Authentication – Allows a diverse set of authentication services to agree on the identity of a caller based on its credentials.</text:p>
        </text:list-item>
        <text:list-item>
          <text:p text:style-name="P50">Authorization – Provide a mechanism that allows a service to determine if a certain action can be executed in the current context. Has a description model so that permissions can also be processed in other processes (unlike Java permissions) to adapt the UI to the set of available permissions.</text:p>
        </text:list-item>
      </text:list>
      <text:p text:style-name="P11">The following issues were also mentioned:</text:p>
      <text:list xml:id="list1224392156321742188" text:style-name="L19">
        <text:list-item>
          <text:p text:style-name="P51">Privacy – Privacy of data defined @ API level Security + privacy</text:p>
        </text:list-item>
        <text:list-item>
          <text:p text:style-name="P56">Bundle integrity – Covered by existing specifications</text:p>
        </text:list-item>
        <text:list-item>
          <text:p text:style-name="P51">Authorization – In process</text:p>
        </text:list-item>
        <text:list-item>
          <text:p text:style-name="P51">User Authentication – In process</text:p>
        </text:list-item>
        <text:list-item>
          <text:p text:style-name="P51">Device Authentication</text:p>
        </text:list-item>
        <text:list-item>
          <text:p text:style-name="P51">Device Authorization (DRM? Stream to another device)</text:p>
        </text:list-item>
        <text:list-item>
          <text:p text:style-name="P51">User preferences [opt-in/out] (limit outgoing data/privacy)</text:p>
        </text:list-item>
        <text:list-item>
          <text:p text:style-name="P56">Trust</text:p>
          <text:list>
            <text:list-item>
              <text:p text:style-name="P51">Certificate Management</text:p>
            </text:list-item>
            <text:list-item>
              <text:p text:style-name="P51">Tagging of security/privacy level </text:p>
            </text:list-item>
            <text:list-item>
              <text:p text:style-name="P51">Need an easy way to assign trust to devices + services</text:p>
            </text:list-item>
          </text:list>
        </text:list-item>
        <text:list-item>
          <text:p text:style-name="P51">Describing Security Profile, Discoverability</text:p>
        </text:list-item>
        <text:list-item>
          <text:p text:style-name="P51">Data security level or capability e.g. thing says “I provide no security: discover what security is available”</text:p>
        </text:list-item>
        <text:list-item>
          <text:p text:style-name="P51">Flexible security policy management</text:p>
        </text:list-item>
        <text:list-item>
          <text:p text:style-name="P51">E2E security from device to cloud, End to end</text:p>
        </text:list-item>
        <text:list-item>
          <text:p text:style-name="P51">Compliance: Regulatory &amp; jurisdictional issues</text:p>
        </text:list-item>
        <text:list-item>
          <text:p text:style-name="P56">Part of QOS</text:p>
        </text:list-item>
        <text:list-item>
          <text:p text:style-name="P56">Common interface independent of security level</text:p>
        </text:list-item>
      </text:list>
      <text:h text:style-name="P30" text:outline-level="2">Trusted Computing Platform</text:h>
      <text:p text:style-name="P11">A Trusted Platform Module (TPM) is an international standard for a dedicated unit designed to secure hardware by integrating cryptographic keys and cryptographic functions. TPM's technical specification is standardized as ISO/IEC 11889. Though many of the aspects are therefore standardized, there is no standardized way to access the functions in Java. Since edge devices and gateways must operate unsupervised, a TPM is highly useful to establish a trust chain in IoT scenarios. </text:p>
      <text:p text:style-name="P11"><text:soft-page-break/>Mentioned: </text:p>
      <text:list xml:id="list4546428835603110364" text:style-name="L20">
        <text:list-item>
          <text:p text:style-name="P52">Secure element support</text:p>
        </text:list-item>
        <text:list-item>
          <text:p text:style-name="P52">Bootstrap abstraction</text:p>
        </text:list-item>
        <text:list-item>
          <text:p text:style-name="P52">KNOX (Samsung)</text:p>
        </text:list-item>
        <text:list-item>
          <text:p text:style-name="P52">TPM (Intel)</text:p>
        </text:list-item>
      </text:list>
      <text:h text:style-name="P30" text:outline-level="2">Contextual Information</text:h>
      <text:p text:style-name="Body"><text:span text:style-name="T2">Edge devices and gateways operate in a heterogenous changing world that they by their nature observe. There is therefore a </text:span><text:span text:style-name="T3">context</text:span><text:span text:style-name="T2">. In a modular environment, modules need to be able to collaborate around this context. It must be possible to add/remove information to the context and get notifications if the context changes. It is also likely necessary to see what happened recently (history). The information associated with the context must be highly flexible. To a certain extent the OSGi service registry acts as such a whiteboard. However, it is likely that a more specific specification would be useful.</text:span></text:p>
      <text:p text:style-name="P11">Mentioned:</text:p>
      <text:list xml:id="list186273248154416650" text:style-name="L21">
        <text:list-item>
          <text:p text:style-name="P53">Current state/current meta-data</text:p>
        </text:list-item>
        <text:list-item>
          <text:p text:style-name="P53">History trail that can be augmented</text:p>
        </text:list-item>
        <text:list-item>
          <text:p text:style-name="P53">Deterministic identity. </text:p>
        </text:list-item>
        <text:list-item>
          <text:p text:style-name="P53">Specify a device to a user/group of user not to a household. </text:p>
        </text:list-item>
        <text:list-item>
          <text:p text:style-name="P53">Who is known/did to own/use what (history)</text:p>
        </text:list-item>
        <text:list-item>
          <text:p text:style-name="P53">If a sensor changes, app need to know</text:p>
        </text:list-item>
        <text:list-item>
          <text:p text:style-name="P53">Locality based behavior</text:p>
        </text:list-item>
        <text:list-item>
          <text:p text:style-name="P53">Network information</text:p>
        </text:list-item>
      </text:list>
      <text:h text:style-name="P30" text:outline-level="2">Adaptive Deployment</text:h>
      <text:p text:style-name="P11">Though machines in the cloud have been largely homogenized (x86/Linux), the heterogeneity increases rapidly going to the edge devices. Additionally these devices are connected in an IoT world and upgradeable in an OSGi world. Though Java is an excellent platform to minimize the number of module variations that need to be developed, managing large numbers of heterogeneous devices can quickly become intractable due to the large number of variations that need to be developed.</text:p>
      <text:p text:style-name="P11">OSGi provides a technique called Requirements and Capabilities (R&amp;C) that addresses this issue. Requirements and capabilities are members of a namespace that defines their properties. R&amp;C is used internally by the OSGi to wire up bundles but is more flexible than that. R&amp;C makes it possible to model any type of capabilities and ensure that bundles (or devices) are only deployed to devices that provide the required capabilities. The model is also used to create a set of bundles that transitively satisfies all requirements given a certain environment.</text:p>
      <text:p text:style-name="P11"><text:soft-page-break/>OSGi has already defined a number of namespaces. In the light of IoT developing additional namespaces can be useful to manage the complexity of remotely updating gateway and edge devices.</text:p>
      <text:p text:style-name="P11">Mentioned:</text:p>
      <text:list xml:id="list5590126473117706936" text:style-name="L22">
        <text:list-item>
          <text:p text:style-name="P54">Requirement Capabilities -&gt; environment ontologies</text:p>
        </text:list-item>
        <text:list-item>
          <text:p text:style-name="P54">Memory, CPU, Performance, wireless bands, country specific locations, …</text:p>
        </text:list-item>
        <text:list-item>
          <text:p text:style-name="P54">Targeting: Heterogeneous and changing environment</text:p>
        </text:list-item>
        <text:list-item>
          <text:p text:style-name="P54">Service module must be platform/network aware</text:p>
        </text:list-item>
        <text:list-item>
          <text:p text:style-name="P54">Context specific deployments platform &amp; network QoS</text:p>
        </text:list-item>
      </text:list>
      <text:h text:style-name="P30" text:outline-level="2">Universal OSGi</text:h>
      <text:p text:style-name="Body"><text:span text:style-name="T2">OSGi specifications are defined in Java while much of the world's software is developed in other languages than Java. One idea that has been playing in the OSGi for a long time is to create bindings for other languages. This could relatively easy be done for the OSGi Service Registry, many of the other features would be much harder to port because they are intricately tied to the unique features of Java. It also raises the question if it is necessary to create bindings for the core functionality since the underlying problem seems to be that it is necessary to run applications from other languages but that it is not directly necessary to control the platform in those languages. This model is known as </text:span><text:span text:style-name="T3">Universal OSGi</text:span><text:span text:style-name="T2">. In Universal OSGi, the framework is implemented in Java but bundles can contain alternative languages. Handlers (which are bundles themselves) make sure the applications in the bundles run when the bundles are activated. These languages can be deployed on the same JVM or they can be deployed as separate processes.</text:span></text:p>
      <text:p text:style-name="P11">Universal OSGi has been lingering for a number of years. Currently RFP 156 Native OSGi requests proposals to create a C(++) framework.</text:p>
      <text:p text:style-name="P11">Mentioned:</text:p>
      <text:list xml:id="list3962995818935054889" text:style-name="L23">
        <text:list-item>
          <text:p text:style-name="P36">Language binding</text:p>
        </text:list-item>
        <text:list-item>
          <text:p text:style-name="P36">Python, C</text:p>
        </text:list-item>
      </text:list>
      <text:h text:style-name="P30" text:outline-level="2">Non Functional</text:h>
      <text:p text:style-name="P11">A number of topics/requirements were detected that could not be directly translated to Java API but were more orthogonal:</text:p>
      <text:list xml:id="list702735908" text:continue-list="list4941944758512381453" text:style-name="L4">
        <text:list-item>
          <text:p text:style-name="P33">Scale!</text:p>
          <text:list>
            <text:list-item>
              <text:p text:style-name="P33">Scalability</text:p>
            </text:list-item>
            <text:list-item>
              <text:p text:style-name="P33">Massive Scale Device Management</text:p>
            </text:list-item>
            <text:list-item>
              <text:p text:style-name="P33">Handle SCALE millions of services</text:p>
            </text:list-item>
            <text:list-item>
              <text:p text:style-name="P33">Cost, Scaleable</text:p>
            </text:list-item>
          </text:list>
        </text:list-item>
        <text:list-item>
          <text:p text:style-name="P33"><text:soft-page-break/>Must be general enough to be industry independent</text:p>
        </text:list-item>
        <text:list-item>
          <text:p text:style-name="P33">Organizations</text:p>
          <text:list>
            <text:list-item>
              <text:p text:style-name="P33">Compatibility with oneM2M</text:p>
            </text:list-item>
            <text:list-item>
              <text:p text:style-name="P33">Cooperation between key industry players</text:p>
            </text:list-item>
            <text:list-item>
              <text:p text:style-name="P33">Do no duplicate work being done in other SDOs/Alliances</text:p>
            </text:list-item>
            <text:list-item>
              <text:p text:style-name="P33">Collaborate with other IoT organizations - oneM2M</text:p>
            </text:list-item>
          </text:list>
        </text:list-item>
        <text:list-item>
          <text:p text:style-name="P33">Robustness for unstable network</text:p>
        </text:list-item>
        <text:list-item>
          <text:p text:style-name="P33">Ability to accommodate legacy devices (not only new)</text:p>
        </text:list-item>
        <text:list-item>
          <text:p text:style-name="P33">Fitting OSGi into resource constrained devices -&gt; market reach</text:p>
        </text:list-item>
        <text:list-item>
          <text:p text:style-name="P33">Documentation of the OSGi <text:s/>standardized process</text:p>
        </text:list-item>
        <text:list-item>
          <text:p text:style-name="P33">Accelerate standardization frequency</text:p>
        </text:list-item>
      </text:list>
      <text:h text:style-name="P60" text:outline-level="1">Document Support</text:h>
      <text:h text:style-name="P30" text:outline-level="2">References</text:h>
      <text:list xml:id="list7809823982056088243" text:style-name="WW8Num3">
        <text:list-item>
          <text:p text:style-name="P58"><text:bookmark-start text:name="_Ref493020620"/>Bradner, S., Key words for use in RFCs to Indicate Requirement Levels, RFC2119, March 1997.<text:bookmark-end text:name="_Ref493020620"/></text:p>
        </text:list-item>
        <text:list-item>
          <text:p text:style-name="P58">Software Requirements &amp; Specifications. Michael Jackson. ISBN 0-201-87712-0</text:p>
        </text:list-item>
      </text:list>
      <text:p text:style-name="P10"/>
      <text:h text:style-name="P30"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eter Kriens</text:p>
          </table:table-cell>
        </table:table-row>
        <table:table-row table:style-name="Table2.1">
          <table:table-cell table:style-name="Table2.A1" office:value-type="string">
            <text:p text:style-name="P3">Company</text:p>
          </table:table-cell>
          <table:table-cell table:style-name="Table2.B1" office:value-type="string">
            <text:p text:style-name="P3">aQute/OSGi</text:p>
          </table:table-cell>
        </table:table-row>
        <table:table-row table:style-name="Table2.1">
          <table:table-cell table:style-name="Table2.A1" office:value-type="string">
            <text:p text:style-name="P3">Address</text:p>
          </table:table-cell>
          <table:table-cell table:style-name="Table2.B1" office:value-type="string">
            <text:p text:style-name="P3">9c Avenue St. Drezery, Beaulieu, 34160 France</text:p>
          </table:table-cell>
        </table:table-row>
        <table:table-row table:style-name="Table2.1">
          <table:table-cell table:style-name="Table2.A1" office:value-type="string">
            <text:p text:style-name="P3">Voice</text:p>
          </table:table-cell>
          <table:table-cell table:style-name="Table2.B1" office:value-type="string">
            <text:p text:style-name="P3">+33 633982260</text:p>
          </table:table-cell>
        </table:table-row>
        <table:table-row table:style-name="Table2.1">
          <table:table-cell table:style-name="Table2.A1" office:value-type="string">
            <text:p text:style-name="P4">e-mail</text:p>
          </table:table-cell>
          <table:table-cell table:style-name="Table2.B1" office:value-type="string">
            <text:p text:style-name="P4">Peter.Kriens@aQute.biz</text:p>
          </table:table-cell>
        </table:table-row>
      </table:table>
      <text:p text:style-name="P11"/>
      <text:h text:style-name="P30" text:outline-level="2"><text:soft-page-break/>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1" svg:font-family="Arial"/>
    <style:font-face style:name="Helvetica" svg:font-family="Helvetica"/>
    <style:font-face style:name="Helvetica Light" svg:font-family="'Helvetica Light'"/>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26"><draw:image xlink:href="Pictures/1000020100000427000001D8328612BC.png" xlink:type="simple" xlink:show="embed" xlink:actuate="onLoad"/></draw:frame><text:tab/><text:user-defined style:data-style-name="N0" text:name="RFP Title">RFP 174 Initial IoT Requirements</text:user-defined><text:tab/>Page <text:page-number text:select-page="current">5</text:page-number> of <text:page-count style:num-format="1">27</text:page-count></text:p>
        <text:p text:style-name="Header"/>
        <text:p text:style-name="Header"><text:tab/>Draft<text:tab/><text:modification-date style:data-style-name="N76">June 19,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06-15T10:21:20</meta:creation-date>
    <meta:editing-cycles>26</meta:editing-cycles>
    <meta:editing-duration>P1DT17H35M29S</meta:editing-duration>
    <meta:initial-creator>Peter Kriens</meta:initial-creator>
    <dc:date>2015-06-19T13:51:03</dc:date>
    <dc:creator>Peter Kriens</dc:creator>
    <meta:printed-by>Peter Kriens</meta:printed-by>
    <meta:print-date>2015-06-15T19:19:59</meta:print-date>
    <meta:document-statistic meta:table-count="8" meta:image-count="2" meta:object-count="0" meta:page-count="27" meta:paragraph-count="849" meta:word-count="8649" meta:character-count="54136"/>
    <meta:user-defined meta:name="Info"/>
    <meta:user-defined meta:name="Info 3"/>
    <meta:user-defined meta:name="Info 4"/>
    <meta:user-defined meta:name="RFP Title">RFP 174 Initial IoT Requirements</meta:user-defined>
  </office:meta>
</office:document-meta>
</file>